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ce style:name="OpenSymbol" svg:font-family="OpenSymbol"/>
    <style:font-face style:name="Times" svg:font-family="Times"/>
    <style:font-face style:name="!Bitstream Vera Serif" svg:font-family="'!Bitstream Vera Serif'" style:font-family-generic="roman"/>
    <style:font-face style:name="Lucida Grande" svg:font-family="'Lucida Grande'" style:font-family-generic="swiss"/>
    <style:font-face style:name="Ubuntu" svg:font-family="Ubuntu" style:font-family-generic="swiss"/>
    <style:font-face style:name="!Bitstream Vera Sans Mono" svg:font-family="'!Bitstream Vera Sans Mono'"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au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A" style:family="table-column">
      <style:table-column-properties style:column-width="2.193cm" style:rel-column-width="8452*"/>
    </style:style>
    <style:style style:name="Tableau1.B" style:family="table-column">
      <style:table-column-properties style:column-width="1.584cm" style:rel-column-width="6106*"/>
    </style:style>
    <style:style style:name="Tableau1.C" style:family="table-column">
      <style:table-column-properties style:column-width="4.124cm" style:rel-column-width="15899*"/>
    </style:style>
    <style:style style:name="Tableau1.D" style:family="table-column">
      <style:table-column-properties style:column-width="4.27cm" style:rel-column-width="16463*"/>
    </style:style>
    <style:style style:name="Tableau1.E" style:family="table-column">
      <style:table-column-properties style:column-width="2.381cm" style:rel-column-width="9180*"/>
    </style:style>
    <style:style style:name="Tableau1.F" style:family="table-column">
      <style:table-column-properties style:column-width="2.448cm" style:rel-column-width="9435*"/>
    </style:style>
    <style:style style:name="Tableau1.A1" style:family="table-cell">
      <style:table-cell-properties fo:padding="0.097cm" fo:border-left="0.05pt solid #000000" fo:border-right="none" fo:border-top="0.05pt solid #000000" fo:border-bottom="0.05pt solid #000000"/>
    </style:style>
    <style:style style:name="Tableau1.F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background-color="#94bd5e" fo:padding="0.097cm" fo:border-left="0.05pt solid #000000" fo:border-right="none" fo:border-top="none" fo:border-bottom="0.05pt solid #000000">
        <style:background-image/>
      </style:table-cell-properties>
    </style:style>
    <style:style style:name="Tableau1.F2" style:family="table-cell">
      <style:table-cell-properties fo:padding="0.097cm" fo:border-left="0.05pt solid #000000" fo:border-right="0.05pt solid #000000" fo:border-top="none" fo:border-bottom="0.05pt solid #000000"/>
    </style:style>
    <style:style style:name="Tableau1.F3" style:family="table-cell">
      <style:table-cell-properties fo:padding="0.097cm" fo:border-left="0.05pt solid #000000" fo:border-right="0.05pt solid #000000" fo:border-top="none" fo:border-bottom="0.05pt solid #000000"/>
    </style:style>
    <style:style style:name="Tableau1.F4" style:family="table-cell">
      <style:table-cell-properties fo:padding="0.097cm" fo:border-left="0.05pt solid #000000" fo:border-right="0.05pt solid #000000" fo:border-top="none" fo:border-bottom="0.05pt solid #000000"/>
    </style:style>
    <style:style style:name="Tableau1.F5" style:family="table-cell">
      <style:table-cell-properties fo:padding="0.097cm" fo:border-left="0.05pt solid #000000" fo:border-right="0.05pt solid #000000" fo:border-top="none" fo:border-bottom="0.05pt solid #000000"/>
    </style:style>
    <style:style style:name="Tableau1.6" style:family="table-row">
      <style:table-row-properties fo:background-color="transparent" style:keep-together="true" fo:keep-together="auto">
        <style:background-image/>
      </style:table-row-properties>
    </style:style>
    <style:style style:name="Tableau1.C6" style:family="table-cell">
      <style:table-cell-properties style:vertical-align="" fo:background-color="#94bd5e" fo:padding="0.097cm" fo:border-left="0.05pt solid #000000" fo:border-right="none" fo:border-top="none" fo:border-bottom="0.05pt solid #000000">
        <style:background-image/>
      </style:table-cell-properties>
    </style:style>
    <style:style style:name="Tableau1.F6" style:family="table-cell">
      <style:table-cell-properties fo:padding="0.097cm" fo:border-left="0.05pt solid #000000" fo:border-right="0.05pt solid #000000" fo:border-top="none" fo:border-bottom="0.05pt solid #000000"/>
    </style:style>
    <style:style style:name="Tableau1.F7" style:family="table-cell">
      <style:table-cell-properties fo:padding="0.097cm" fo:border-left="0.05pt solid #000000" fo:border-right="0.05pt solid #000000" fo:border-top="none" fo:border-bottom="0.05pt solid #000000"/>
    </style:style>
    <style:style style:name="Tableau1.8" style:family="table-row">
      <style:table-row-properties style:min-row-height="0.286cm"/>
    </style:style>
    <style:style style:name="Tableau1.F8" style:family="table-cell">
      <style:table-cell-properties fo:background-color="#94bd5e" fo:padding="0.097cm" fo:border-left="0.05pt solid #000000" fo:border-right="0.05pt solid #000000" fo:border-top="none" fo:border-bottom="0.05pt solid #000000">
        <style:background-image/>
      </style:table-cell-properties>
    </style:style>
    <style:style style:name="Tableau1.F9" style:family="table-cell">
      <style:table-cell-properties fo:background-color="#94bd5e" fo:padding="0.097cm" fo:border-left="0.05pt solid #000000" fo:border-right="0.05pt solid #000000" fo:border-top="none" fo:border-bottom="0.05pt solid #000000">
        <style:background-image/>
      </style:table-cell-properties>
    </style:style>
    <style:style style:name="Tableau2" style:family="table">
      <style:table-properties style:width="17cm" table:align="margins"/>
    </style:style>
    <style:style style:name="Tableau2.A" style:family="table-column">
      <style:table-column-properties style:column-width="4.249cm" style:rel-column-width="16383*"/>
    </style:style>
    <style:style style:name="Tableau2.C" style:family="table-column">
      <style:table-column-properties style:column-width="8.5cm" style:rel-column-width="32769*"/>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P1" style:family="paragraph" style:parent-style-name="Code_20_block">
      <style:paragraph-properties fo:margin-left="0cm" fo:margin-right="0cm" fo:text-indent="0cm" style:auto-text-indent="false"/>
    </style:style>
    <style:style style:name="P2" style:family="paragraph" style:parent-style-name="Standard">
      <style:paragraph-properties style:writing-mode="lr-tb"/>
    </style:style>
    <style:style style:name="P3" style:family="paragraph" style:parent-style-name="Standard">
      <style:paragraph-properties fo:margin-left="1.251cm" fo:margin-right="0cm" fo:text-indent="0cm" style:auto-text-indent="false"/>
      <style:text-properties style:font-name="Courier New1" fo:font-size="10pt" style:font-size-asian="10pt" style:font-size-complex="10pt"/>
    </style:style>
    <style:style style:name="P4" style:family="paragraph" style:parent-style-name="Standard">
      <style:paragraph-properties fo:margin-left="1.251cm" fo:margin-right="0cm" fo:text-indent="0cm" style:auto-text-indent="false"/>
      <style:text-properties fo:color="#808080" style:font-name="Courier New1" fo:font-size="10pt" fo:font-weight="bold" style:font-size-asian="10pt" style:font-weight-asian="bold" style:font-size-complex="10pt" style:font-weight-complex="bold"/>
    </style:style>
    <style:style style:name="P5" style:family="paragraph" style:parent-style-name="Text_20_body">
      <style:paragraph-properties fo:margin-left="0cm" fo:margin-right="0cm" fo:text-indent="0cm" style:auto-text-indent="false"/>
    </style:style>
    <style:style style:name="P6" style:family="paragraph" style:parent-style-name="Attention">
      <style:text-properties fo:font-weight="bold" style:font-weight-asian="bold" style:font-weight-complex="bold"/>
    </style:style>
    <style:style style:name="P7" style:family="paragraph" style:parent-style-name="Table_20_Contents">
      <style:paragraph-properties fo:text-align="justify" style:justify-single-word="false"/>
    </style:style>
    <style:style style:name="P8"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9" style:family="paragraph" style:parent-style-name="Table_20_Contents">
      <style:paragraph-properties fo:text-align="justify" style:justify-single-word="false"/>
      <style:text-properties fo:font-style="italic" fo:font-weight="bold" style:font-style-asian="italic" style:font-weight-asian="bold" style:font-style-complex="italic" style:font-weight-complex="bold"/>
    </style:style>
    <style:style style:name="P10" style:family="paragraph" style:parent-style-name="Table_20_Contents">
      <style:paragraph-properties fo:text-align="justify" style:justify-single-word="false"/>
      <style:text-properties fo:font-style="italic" style:font-style-asian="italic" style:font-style-complex="italic"/>
    </style:style>
    <style:style style:name="P11" style:family="paragraph" style:parent-style-name="Table_20_Contents">
      <style:paragraph-properties fo:text-align="justify" style:justify-single-word="false"/>
      <style:text-properties fo:color="#ffffff" fo:font-style="italic" fo:font-weight="bold" style:font-style-asian="italic" style:font-weight-asian="bold" style:font-style-complex="italic" style:font-weight-complex="bold"/>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justify" style:justify-single-word="false" fo:background-color="#94bd5e">
        <style:background-image/>
      </style:paragraph-properties>
    </style:style>
    <style:style style:name="P14" style:family="paragraph" style:parent-style-name="Standard">
      <style:text-properties fo:color="#808080"/>
    </style:style>
    <style:style style:name="P15" style:family="paragraph" style:parent-style-name="Standard" style:list-style-name="L2"/>
    <style:style style:name="P16" style:family="paragraph" style:parent-style-name="Standard" style:list-style-name="L3"/>
    <style:style style:name="P17" style:family="paragraph" style:parent-style-name="Standard" style:list-style-name="L4"/>
    <style:style style:name="P18" style:family="paragraph" style:parent-style-name="Prérequis_20_et_20_objectifs" style:list-style-name="L1">
      <style:paragraph-properties fo:margin-left="0.499cm" fo:margin-right="0cm" fo:text-indent="0cm" style:auto-text-indent="false"/>
    </style:style>
    <style:style style:name="P19" style:family="paragraph" style:parent-style-name="Text_20_body" style:list-style-name="L5"/>
    <style:style style:name="P20" style:family="paragraph" style:parent-style-name="Text_20_body" style:list-style-name="L6"/>
    <style:style style:name="P21" style:family="paragraph" style:parent-style-name="Code_20_block">
      <style:paragraph-properties fo:margin-left="0cm" fo:margin-right="0cm" fo:text-indent="0cm" style:auto-text-indent="false"/>
    </style:style>
    <style:style style:name="P22" style:family="paragraph" style:parent-style-name="Colored_20_code" style:list-style-name="Colored_20_code_20_numerotation"/>
    <style:style style:name="P23" style:family="paragraph" style:parent-style-name="Colored_20_code" style:list-style-name=""/>
    <style:style style:name="P24" style:family="paragraph" style:parent-style-name="Colored_20_code">
      <style:text-properties fo:color="#808080"/>
    </style:style>
    <style:style style:name="P25" style:family="paragraph" style:parent-style-name="Colored_20_code">
      <style:paragraph-properties fo:margin-left="0cm" fo:margin-right="0cm" fo:text-indent="0cm" style:auto-text-indent="false"/>
      <style:text-properties fo:color="#7f0000" style:font-name="Courier New1" fo:font-size="10pt" style:font-size-asian="10pt" style:font-size-complex="10pt"/>
    </style:style>
    <style:style style:name="P26" style:family="paragraph" style:parent-style-name="Colored_20_code">
      <style:paragraph-properties fo:margin-left="0cm" fo:margin-right="0cm" fo:text-indent="0cm" style:auto-text-indent="false"/>
      <style:text-properties style:font-name="Courier New1" fo:font-size="10pt" style:font-size-asian="10pt" style:font-size-complex="10pt"/>
    </style:style>
    <style:style style:name="P27" style:family="paragraph" style:parent-style-name="Colored_20_code" style:list-style-name="">
      <style:paragraph-properties fo:margin-left="0cm" fo:margin-right="0cm" fo:text-indent="0cm" style:auto-text-indent="false"/>
      <style:text-properties style:font-name="Courier New1" fo:font-size="10pt" style:font-size-asian="10pt" style:font-size-complex="10pt"/>
    </style:style>
    <style:style style:name="P28" style:family="paragraph" style:parent-style-name="Colored_20_code">
      <style:paragraph-properties fo:margin-left="0cm" fo:margin-right="0cm" fo:text-indent="0cm" style:auto-text-indent="false"/>
      <style:text-properties fo:color="#808080" style:font-name="Courier New1" fo:font-size="9pt" style:font-size-asian="9pt" style:font-size-complex="9pt"/>
    </style:style>
    <style:style style:name="P29" style:family="paragraph" style:parent-style-name="Colored_20_code">
      <style:paragraph-properties style:writing-mode="lr-tb"/>
    </style:style>
    <style:style style:name="P30" style:family="paragraph" style:parent-style-name="Heading_20_3">
      <style:paragraph-properties fo:margin-left="0cm" fo:margin-right="0cm" fo:text-indent="0cm" style:auto-text-indent="false"/>
    </style:style>
    <style:style style:name="P3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style:style style:name="T3" style:family="text"/>
    <style:style style:name="T4" style:family="text">
      <style:text-properties fo:font-weight="bold" style:font-weight-asian="bold" style:font-weight-complex="bold"/>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color="#000000"/>
    </style:style>
    <style:style style:name="T8" style:family="text">
      <style:text-properties fo:color="#000000" fo:font-size="9pt" style:font-size-asian="9pt" style:font-size-complex="9pt"/>
    </style:style>
    <style:style style:name="T9" style:family="text">
      <style:text-properties fo:color="#000000" fo:font-size="9pt" fo:font-weight="bold" style:font-size-asian="9pt" style:font-weight-asian="bold" style:font-size-complex="9pt" style:font-weight-complex="bold"/>
    </style:style>
    <style:style style:name="T10" style:family="text">
      <style:text-properties fo:color="#000000" fo:font-weight="bold" style:font-weight-asian="bold" style:font-weight-complex="bold"/>
    </style:style>
    <style:style style:name="T11" style:family="text">
      <style:text-properties fo:color="#808080"/>
    </style:style>
    <style:style style:name="T12" style:family="text">
      <style:text-properties fo:color="#808080" fo:font-size="9pt" style:font-size-asian="9pt" style:font-size-complex="9pt"/>
    </style:style>
    <style:style style:name="T13" style:family="text">
      <style:text-properties fo:color="#808080" fo:font-weight="bold" style:font-weight-asian="bold" style:font-weight-complex="bold"/>
    </style:style>
    <style:style style:name="T14" style:family="text">
      <style:text-properties fo:color="#7f007f" style:font-name-asian="!Bitstream Vera Sans Mono" style:font-name-complex="!Bitstream Vera Sans Mono"/>
    </style:style>
    <style:style style:name="T15" style:family="text">
      <style:text-properties fo:color="#7f007f" fo:font-weight="bold" style:font-name-asian="!Bitstream Vera Sans Mono" style:font-weight-asian="bold" style:font-name-complex="!Bitstream Vera Sans Mono" style:font-weight-complex="bold"/>
    </style:style>
    <style:style style:name="T16" style:family="text">
      <style:text-properties fo:color="#00007f" fo:font-weight="bold" style:font-weight-asian="bold" style:font-weight-complex="bold"/>
    </style:style>
    <style:style style:name="T17" style:family="text">
      <style:text-properties fo:color="#7f0000"/>
    </style:style>
    <style:style style:name="T18" style:family="text">
      <style:text-properties fo:color="#007f00" style:font-name-asian="!Bitstream Vera Serif" style:font-name-complex="!Bitstream Vera Serif"/>
    </style:style>
    <style:style style:name="T19" style:family="text">
      <style:text-properties fo:color="#00ae00" fo:font-weight="bold" style:font-weight-asian="bold" style:font-weight-complex="bold"/>
    </style:style>
    <style:style style:name="T20" style:family="text">
      <style:text-properties style:use-window-font-color="true" style:text-outline="false" style:text-line-through-style="none" style:text-position="0% 100%" style:font-name="Lucida Grande"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1" style:family="text">
      <style:text-properties style:use-window-font-color="true" style:text-outline="false" style:text-line-through-style="none" style:text-position="0% 100%" style:font-name="Lucida Grande" fo:font-size="8pt" fo:letter-spacing="normal" fo:language="fr" fo:country="FR"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2" style:family="text">
      <style:text-properties style:font-name="Lucida Grande" fo:font-size="10pt" fo:language="fr" fo:country="FR" style:language-asian="zh" style:country-asian="CN" style:language-complex="hi" style:country-complex="IN"/>
    </style:style>
    <style:style style:name="T23" style:family="text">
      <style:text-properties style:use-window-font-color="true" style:text-outline="false" style:text-line-through-style="none" style:text-position="0% 100%" style:font-name="Ubuntu" fo:font-size="8pt" fo:letter-spacing="normal" fo:language="fr" fo:country="FR"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4" style:family="text">
      <style:text-properties style:font-name="Ubuntu" fo:font-size="10pt" fo:language="fr" fo:country="FR" style:language-asian="zh" style:country-asian="CN" style:language-complex="hi" style:country-complex="IN"/>
    </style:style>
    <style:style style:name="T25" style:family="text">
      <style:text-properties fo:color="#000000" style:text-outline="false" style:text-line-through-style="none" style:text-position="0% 100%" style:font-name="Lucida Grande"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6" style:family="text">
      <style:text-properties style:use-window-font-color="true" style:text-outline="false" style:text-line-through-style="none" style:text-position="0% 100%" style:font-name="Ubuntu" fo:font-size="8pt" fo:letter-spacing="normal" fo:language="fr" fo:country="FR"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19419344" text:id="ct19419344">
          <text:insertion>
            <office:change-info>
              <dc:creator>D B</dc:creator>
              <dc:date>2011-11-30T18:02:00</dc:date>
            </office:change-info>
          </text:insertion>
        </text:changed-region>
        <text:changed-region xml:id="ct18187296" text:id="ct18187296">
          <text:insertion>
            <office:change-info>
              <dc:creator>kevin </dc:creator>
              <dc:date>2011-12-20T17:58:00</dc:date>
            </office:change-info>
          </text:insertion>
        </text:changed-region>
        <text:changed-region xml:id="ct38503088" text:id="ct38503088">
          <text:deletion>
            <office:change-info>
              <dc:creator>kevin </dc:creator>
              <dc:date>2011-12-20T17:58:00</dc:date>
            </office:change-info>
            <text:p text:style-name="Prérequis_20_et_20_objectifs">Avoir<office:annotation><dc:creator>D B</dc:creator><dc:date>2011-11-21T11:30:40</dc:date><text:p text:style-name="P31"><text:span text:style-name="T20">installer Python</text:span></text:p></office:annotation><office:annotation><dc:creator>kevin </dc:creator><dc:date>2011-11-27T21:39:56</dc:date><text:p text:style-name="P31"><text:span text:style-name="T23">Répondre à D B (21/11/2011, 11:30): "..."</text:span></text:p><text:p text:style-name="P31"><text:span text:style-name="T25">– </text:span><text:span text:style-name="T25">j'aime cette tournure de phrase. Apparemment elle ne choque pas autour de moi.</text:span></text:p></office:annotation></text:p>
          </text:deletion>
        </text:changed-region>
        <text:changed-region xml:id="ct139829990055328" text:id="ct139829990055328">
          <text:deletion>
            <office:change-info>
              <dc:creator>kevin </dc:creator>
              <dc:date>2011-12-20T17:58:00</dc:date>
            </office:change-info>
            <text:p text:style-name="Prérequis_20_et_20_objectifs"><office:annotation><dc:creator>D B</dc:creator><dc:date>2011-11-30T17:58:32</dc:date><text:p text:style-name="P31"><text:span text:style-name="T21">Répondre à kevin <text:s/>(27/11/2011, 21:39): "..."</text:span></text:p><text:p><text:span text:style-name="T22">j’aime vraiment moins</text:span></text:p></office:annotation></text:p>
          </text:deletion>
          <text:insertion>
            <office:change-info office:chg-author="D B" office:chg-date-time="2011-11-30T17:58:00"/>
          </text:insertion>
        </text:changed-region>
        <text:changed-region xml:id="ct38500320" text:id="ct38500320">
          <text:deletion>
            <office:change-info>
              <dc:creator>kevin </dc:creator>
              <dc:date>2011-12-20T17:58:00</dc:date>
            </office:change-info>
            <text:p text:style-name="Prérequis_20_et_20_objectifs"><text:s/>Python installé</text:p>
          </text:deletion>
        </text:changed-region>
        <text:changed-region xml:id="ct45925296" text:id="ct45925296">
          <text:insertion>
            <office:change-info>
              <dc:creator>kevin </dc:creator>
              <dc:date>2011-12-20T18:07:00</dc:date>
            </office:change-info>
          </text:insertion>
        </text:changed-region>
        <text:changed-region xml:id="ct44543984" text:id="ct44543984">
          <text:deletion>
            <office:change-info>
              <dc:creator>kevin </dc:creator>
              <dc:date>2011-12-20T18:07:00</dc:date>
            </office:change-info>
            <text:p text:style-name="Text_20_body"><text:s/></text:p>
          </text:deletion>
        </text:changed-region>
        <text:changed-region xml:id="ct46272000" text:id="ct46272000">
          <text:insertion>
            <office:change-info>
              <dc:creator>kevin </dc:creator>
              <dc:date>2011-12-20T18:07:00</dc:date>
            </office:change-info>
          </text:insertion>
        </text:changed-region>
        <text:changed-region xml:id="ct46172720" text:id="ct46172720">
          <text:deletion>
            <office:change-info>
              <dc:creator>kevin </dc:creator>
              <dc:date>2011-12-20T18:07:00</dc:date>
            </office:change-info>
            <text:p text:style-name="Text_20_body"><text:span text:style-name="T1">un script extrêmement basique</text:span> qui une fois exécuté, va</text:p>
          </text:deletion>
        </text:changed-region>
        <text:changed-region xml:id="ct45930368" text:id="ct45930368">
          <text:deletion>
            <office:change-info>
              <dc:creator>kevin </dc:creator>
              <dc:date>2011-12-20T18:07:00</dc:date>
            </office:change-info>
            <text:p text:style-name="Text_20_body"><text:s/>Son utilité dans votre vie de tous les jours est certes discutable, mais</text:p>
          </text:deletion>
        </text:changed-region>
        <text:changed-region xml:id="ct28382016" text:id="ct28382016">
          <text:insertion>
            <office:change-info>
              <dc:creator>kevin </dc:creator>
              <dc:date>2011-12-20T18:07:00</dc:date>
            </office:change-info>
          </text:insertion>
        </text:changed-region>
        <text:changed-region xml:id="ct25221136" text:id="ct25221136">
          <text:insertion>
            <office:change-info>
              <dc:creator>kevin </dc:creator>
              <dc:date>2011-12-20T18:07:00</dc:date>
            </office:change-info>
          </text:insertion>
        </text:changed-region>
        <text:changed-region xml:id="ct45786256" text:id="ct45786256">
          <text:deletion>
            <office:change-info>
              <dc:creator>kevin </dc:creator>
              <dc:date>2011-12-20T18:07:00</dc:date>
            </office:change-info>
            <text:p text:style-name="Text_20_body">. L</text:p>
          </text:deletion>
        </text:changed-region>
        <text:changed-region xml:id="ct38478176" text:id="ct38478176">
          <text:deletion>
            <office:change-info>
              <dc:creator>kevin </dc:creator>
              <dc:date>2011-12-20T18:09:00</dc:date>
            </office:change-info>
            <text:p text:style-name="Text_20_body"><text:span text:style-name="filename_20_and_20_line_20_number"><text:span text:style-name="T2"/></text:span></text:p>
            <text:p text:style-name="Text_20_body"/>
          </text:deletion>
        </text:changed-region>
        <text:changed-region xml:id="ct46166144" text:id="ct46166144">
          <text:deletion>
            <office:change-info>
              <dc:creator>kevin </dc:creator>
              <dc:date>2011-12-20T18:08:00</dc:date>
            </office:change-info>
            <text:p text:style-name="Text_20_body">Notre</text:p>
          </text:deletion>
        </text:changed-region>
        <text:changed-region xml:id="ct43914304" text:id="ct43914304">
          <text:deletion>
            <office:change-info>
              <dc:creator>kevin </dc:creator>
              <dc:date>2011-12-20T18:09:00</dc:date>
            </office:change-info>
            <text:p text:style-name="Text_20_body"><text:s/>script <text:span text:style-name="filename_20_and_20_line_20_number">bonjour.py </text:span>(<office:annotation><dc:creator>D B</dc:creator><dc:date>2011-11-21T11:31:50</dc:date><text:p text:style-name="P31"><text:span text:style-name="T20">est-ce que cela ne devrait pas être dit au chapitre 2 également ? C’est dit plus à propos un peu plus loin</text:span></text:p></office:annotation><office:annotation><dc:creator>kevin </dc:creator><dc:date>2011-11-27T21:40:49</dc:date><text:p text:style-name="P31"><text:span text:style-name="T23">Répondre à D B (21/11/2011, 11:31): "..."</text:span></text:p><text:p><text:span text:style-name="T24">Je ne suis pas sur de comprendre cette question.</text:span></text:p></office:annotation></text:p>
          </text:deletion>
        </text:changed-region>
        <text:changed-region xml:id="ct19418784" text:id="ct19418784">
          <text:deletion>
            <office:change-info>
              <dc:creator>kevin </dc:creator>
              <dc:date>2011-12-20T18:09:00</dc:date>
            </office:change-info>
            <text:p text:style-name="Text_20_body"><office:annotation><dc:creator>D B</dc:creator><dc:date>2011-11-30T17:58:43</dc:date><text:p text:style-name="P31"><text:span text:style-name="T21">Répondre à kevin <text:s/>(27/11/2011, 21:40): "..."</text:span></text:p><text:p><text:span text:style-name="T22">je voulais dire que préciser que l’extension est .py devrait figurer avant le chapitre 3</text:span></text:p></office:annotation></text:p>
          </text:deletion>
          <text:insertion>
            <office:change-info office:chg-author="D B" office:chg-date-time="2011-11-30T17:58:00"/>
          </text:insertion>
        </text:changed-region>
        <text:changed-region xml:id="ct25733664" text:id="ct25733664">
          <text:deletion>
            <office:change-info>
              <dc:creator>kevin </dc:creator>
              <dc:date>2011-12-20T18:09:00</dc:date>
            </office:change-info>
            <text:p text:style-name="Text_20_body">« .py » étant l'extension recommandée pour les fichiers de code Python) sera assez court<text:span text:style-name="filename_20_and_20_line_20_number">, </text:span><text:span text:style-name="filename_20_and_20_line_20_number"><text:span text:style-name="T2">mais malgré tout suffisant pour nourrir un chapitre d'explications à propos de la définition des variables, des chaînes de caractères et des blocs en Python.</text:span></text:span></text:p>
            <text:p text:style-name="Text_20_body"><text:span text:style-name="filename_20_and_20_line_20_number"><text:span text:style-name="T2"/></text:span></text:p>
          </text:deletion>
        </text:changed-region>
        <text:changed-region xml:id="ct139829990084304" text:id="ct139829990084304">
          <text:insertion>
            <office:change-info>
              <dc:creator>D B</dc:creator>
              <dc:date>2011-11-30T18:07:00</dc:date>
            </office:change-info>
          </text:insertion>
        </text:changed-region>
        <text:changed-region xml:id="ct139829993242432" text:id="ct139829993242432">
          <text:format-change>
            <office:change-info>
              <dc:creator>kevin </dc:creator>
              <dc:date>2011-12-20T18:10:00</dc:date>
            </office:change-info>
          </text:format-change>
        </text:changed-region>
        <text:changed-region xml:id="ct43248608" text:id="ct43248608">
          <text:insertion>
            <office:change-info>
              <dc:creator>kevin </dc:creator>
              <dc:date>2011-12-20T18:09:00</dc:date>
            </office:change-info>
          </text:insertion>
        </text:changed-region>
        <text:changed-region xml:id="ct46113056" text:id="ct46113056">
          <text:deletion>
            <office:change-info>
              <dc:creator>kevin </dc:creator>
              <dc:date>2011-12-20T18:09:00</dc:date>
            </office:change-info>
            <text:p text:style-name="Text_20_body"><text:span text:style-name="filename_20_and_20_line_20_number"><text:span text:style-name="T2">.</text:span></text:span></text:p>
          </text:deletion>
        </text:changed-region>
        <text:changed-region xml:id="ct139829992846656" text:id="ct139829992846656">
          <text:insertion>
            <office:change-info>
              <dc:creator>kevin </dc:creator>
              <dc:date>2011-12-20T18:10:00</dc:date>
            </office:change-info>
          </text:insertion>
        </text:changed-region>
        <text:changed-region xml:id="ct139829993619920" text:id="ct139829993619920">
          <text:deletion>
            <office:change-info>
              <dc:creator>kevin </dc:creator>
              <dc:date>2011-12-20T18:10:00</dc:date>
            </office:change-info>
            <text:p text:style-name="Text_20_body">il n'y a pas d'étape de compilation qui incombe à l'utilisateur</text:p>
          </text:deletion>
        </text:changed-region>
        <text:changed-region xml:id="ct139829993255216" text:id="ct139829993255216">
          <text:insertion>
            <office:change-info>
              <dc:creator>kevin </dc:creator>
              <dc:date>2011-12-20T18:10:00</dc:date>
            </office:change-info>
          </text:insertion>
        </text:changed-region>
        <text:changed-region xml:id="ct139829992789424" text:id="ct139829992789424">
          <text:deletion>
            <office:change-info>
              <dc:creator>kevin </dc:creator>
              <dc:date>2011-12-20T18:10:00</dc:date>
            </office:change-info>
            <text:p text:style-name="Text_20_body">. En revanche, l</text:p>
          </text:deletion>
        </text:changed-region>
        <text:changed-region xml:id="ct139829993360192" text:id="ct139829993360192">
          <text:deletion>
            <office:change-info>
              <dc:creator>kevin </dc:creator>
              <dc:date>2011-12-20T18:11:00</dc:date>
            </office:change-info>
            <text:p text:style-name="Text_20_body">e</text:p>
          </text:deletion>
        </text:changed-region>
        <text:changed-region xml:id="ct139829992982016" text:id="ct139829992982016">
          <text:insertion>
            <office:change-info>
              <dc:creator>kevin </dc:creator>
              <dc:date>2011-12-20T18:11:00</dc:date>
            </office:change-info>
          </text:insertion>
        </text:changed-region>
        <text:changed-region xml:id="ct139829989982624" text:id="ct139829989982624">
          <text:insertion>
            <office:change-info>
              <dc:creator>D B</dc:creator>
              <dc:date>2011-11-30T17:59:00</dc:date>
            </office:change-info>
          </text:insertion>
        </text:changed-region>
        <text:changed-region xml:id="ct45668944" text:id="ct45668944">
          <text:deletion>
            <office:change-info>
              <dc:creator>kevin </dc:creator>
              <dc:date>2011-12-20T18:03:00</dc:date>
            </office:change-info>
            <text:p text:style-name="Text_20_body"><office:annotation><dc:creator>D B</dc:creator><dc:date>2011-11-21T11:37:54</dc:date><text:p text:style-name="P31"><text:span text:style-name="T20">qu’est-ce que c’est (vcs?)</text:span></text:p></office:annotation><office:annotation><dc:creator>kevin </dc:creator><dc:date>2011-11-27T21:58:51</dc:date><text:p text:style-name="P31"><text:span text:style-name="T23">Répondre à D B (21/11/2011, 11:37): "..."</text:span></text:p><text:p><text:span text:style-name="T24">Version Control System, c'est ce que les équipes de programmeurs utilisent pour gérer leur code sources. E.G : SVN, git, mercurial, etc</text:span></text:p></office:annotation></text:p>
          </text:deletion>
        </text:changed-region>
        <text:changed-region xml:id="ct139829990135712" text:id="ct139829990135712">
          <text:deletion>
            <office:change-info>
              <dc:creator>kevin </dc:creator>
              <dc:date>2011-12-20T18:03:00</dc:date>
            </office:change-info>
            <text:p text:style-name="Text_20_body"><office:annotation><dc:creator>D B</dc:creator><dc:date>2011-11-30T17:59:56</dc:date><text:p text:style-name="P31"><text:span text:style-name="T21">Répondre à kevin <text:s/>(27/11/2011, 21:58): "..."</text:span></text:p><text:p><text:span text:style-name="T22">je n’avais pas reconnu l’acronyme. Peut-être dire par exemple dans votre système de versionnement ? ou alors donner le sens de l’acronyme</text:span></text:p></office:annotation></text:p>
          </text:deletion>
          <text:insertion>
            <office:change-info office:chg-author="D B" office:chg-date-time="2011-11-30T17:59:00"/>
          </text:insertion>
        </text:changed-region>
        <text:changed-region xml:id="ct45665648" text:id="ct45665648">
          <text:deletion>
            <office:change-info>
              <dc:creator>kevin </dc:creator>
              <dc:date>2011-12-20T18:03:00</dc:date>
            </office:change-info>
            <text:p text:style-name="Text_20_body">VCS</text:p>
          </text:deletion>
        </text:changed-region>
        <text:changed-region xml:id="ct45697760" text:id="ct45697760">
          <text:insertion>
            <office:change-info>
              <dc:creator>kevin </dc:creator>
              <dc:date>2011-12-20T18:03:00</dc:date>
            </office:change-info>
          </text:insertion>
        </text:changed-region>
        <text:changed-region xml:id="ct45712416" text:id="ct45712416">
          <text:deletion>
            <office:change-info>
              <dc:creator>kevin </dc:creator>
              <dc:date>2011-12-20T18:03:00</dc:date>
            </office:change-info>
            <text:p text:style-name="Code_20_block"/>
            <text:p text:style-name="P1"/>
            <text:p text:style-name="Code_20_block"/>
          </text:deletion>
        </text:changed-region>
        <text:changed-region xml:id="ct38417408" text:id="ct38417408">
          <text:deletion>
            <office:change-info>
              <dc:creator>kevin </dc:creator>
              <dc:date>2011-12-20T18:04:00</dc:date>
            </office:change-info>
            <text:p text:style-name="Code_20_block"><office:annotation><dc:creator>D B</dc:creator><dc:date>2011-11-21T11:39:47</dc:date><text:p text:style-name="P31"><text:span text:style-name="T20">que pensez-vous de cette image ?</text:span></text:p></office:annotation><office:annotation><dc:creator>kevin </dc:creator><dc:date>2011-11-27T22:00:58</dc:date><text:p text:style-name="P31"><text:span text:style-name="T23">Répondre à D B (21/11/2011, 11:39): "..."</text:span></text:p><text:p><text:span text:style-name="T24">Je ne sais pas ce qu'elle représente. Votre éditeur de texte vous proposant de corriger le problème ? Si c'est le cas, seul les lecteurs avec un tel éditeur pourront comprendre le problem, mais tous auront l'erreur dans leur shell.</text:span></text:p></office:annotation></text:p>
          </text:deletion>
        </text:changed-region>
        <text:changed-region xml:id="ct139829990255888" text:id="ct139829990255888">
          <text:deletion>
            <office:change-info>
              <dc:creator>kevin </dc:creator>
              <dc:date>2011-12-20T18:04:00</dc:date>
            </office:change-info>
            <text:p text:style-name="Code_20_block"><office:annotation><dc:creator>D B</dc:creator><dc:date>2011-11-30T18:01:02</dc:date><text:p text:style-name="P31"><text:span text:style-name="T21">Répondre à kevin <text:s/>(27/11/2011, 22:00): "..."</text:span></text:p><text:p><text:span text:style-name="T22">ok, je l’enlève</text:span></text:p></office:annotation></text:p>
          </text:deletion>
          <text:insertion>
            <office:change-info office:chg-author="D B" office:chg-date-time="2011-11-30T18:01:00"/>
          </text:insertion>
        </text:changed-region>
        <text:changed-region xml:id="ct45758640" text:id="ct45758640">
          <text:deletion>
            <office:change-info>
              <dc:creator>kevin </dc:creator>
              <dc:date>2011-12-20T18:04:00</dc:date>
            </office:change-info>
            <text:p text:style-name="Code_20_block"/>
            <text:p text:style-name="Code_20_block"/>
          </text:deletion>
        </text:changed-region>
        <text:changed-region xml:id="ct45737200" text:id="ct45737200">
          <text:insertion>
            <office:change-info>
              <dc:creator>kevin </dc:creator>
              <dc:date>2011-12-20T18:04:00</dc:date>
            </office:change-info>
          </text:insertion>
        </text:changed-region>
        <text:changed-region xml:id="ct45747392" text:id="ct45747392">
          <text:deletion>
            <office:change-info>
              <dc:creator>kevin </dc:creator>
              <dc:date>2011-12-20T18:04:00</dc:date>
            </office:change-info>
            <text:p text:style-name="Code_20_block">N</text:p>
          </text:deletion>
        </text:changed-region>
        <text:changed-region xml:id="ct139829993674960" text:id="ct139829993674960">
          <text:insertion>
            <office:change-info>
              <dc:creator>kevin </dc:creator>
              <dc:date>2011-12-20T18:14:00</dc:date>
            </office:change-info>
          </text:insertion>
        </text:changed-region>
        <text:changed-region xml:id="ct139829993893472" text:id="ct139829993893472">
          <text:insertion>
            <office:change-info>
              <dc:creator>kevin </dc:creator>
              <dc:date>2011-12-20T18:15:00</dc:date>
            </office:change-info>
          </text:insertion>
        </text:changed-region>
        <text:changed-region xml:id="ct139829994323520" text:id="ct139829994323520">
          <text:insertion>
            <office:change-info>
              <dc:creator>kevin </dc:creator>
              <dc:date>2011-12-20T18:15:00</dc:date>
            </office:change-info>
          </text:insertion>
        </text:changed-region>
        <text:changed-region xml:id="ct139829993135440" text:id="ct139829993135440">
          <text:deletion>
            <office:change-info>
              <dc:creator>kevin </dc:creator>
              <dc:date>2011-12-20T18:15:00</dc:date>
            </office:change-info>
            <text:p text:style-name="Standard"><text:span text:style-name="T1">, et leur utilisation est chaudement recommandée.</text:span></text:p>
          </text:deletion>
        </text:changed-region>
        <text:changed-region xml:id="ct139829992062160" text:id="ct139829992062160">
          <text:insertion>
            <office:change-info>
              <dc:creator>kevin </dc:creator>
              <dc:date>2011-12-20T18:15:00</dc:date>
            </office:change-info>
          </text:insertion>
        </text:changed-region>
        <text:changed-region xml:id="ct139829994065536" text:id="ct139829994065536">
          <text:deletion>
            <office:change-info>
              <dc:creator>kevin </dc:creator>
              <dc:date>2011-12-20T18:15:00</dc:date>
            </office:change-info>
            <text:p text:style-name="Standard">Si on écrit une chaîne de caractères comme première instruction d'un script, c</text:p>
          </text:deletion>
        </text:changed-region>
        <text:changed-region xml:id="ct139829573651584" text:id="ct139829573651584">
          <text:deletion>
            <office:change-info>
              <dc:creator>kevin </dc:creator>
              <dc:date>2011-12-20T18:15:00</dc:date>
            </office:change-info>
            <text:p text:style-name="Standard">Nous verrons comment en tirer parti plus loin.</text:p>
          </text:deletion>
        </text:changed-region>
        <text:changed-region xml:id="ct139829573717648" text:id="ct139829573717648">
          <text:deletion>
            <office:change-info>
              <dc:creator>kevin </dc:creator>
              <dc:date>2011-12-20T18:16:00</dc:date>
            </office:change-info>
            <text:p text:style-name="Standard">n'est pas un hasard : il</text:p>
          </text:deletion>
        </text:changed-region>
        <text:changed-region xml:id="ct25894288" text:id="ct25894288">
          <text:insertion>
            <office:change-info>
              <dc:creator>kevin </dc:creator>
              <dc:date>2011-12-20T18:17:00</dc:date>
            </office:change-info>
          </text:insertion>
        </text:changed-region>
        <text:changed-region xml:id="ct46517888" text:id="ct46517888">
          <text:deletion>
            <office:change-info>
              <dc:creator>kevin </dc:creator>
              <dc:date>2011-12-20T18:17:00</dc:date>
            </office:change-info>
            <text:p text:style-name="Text_20_body">ci </text:p>
          </text:deletion>
        </text:changed-region>
        <text:changed-region xml:id="ct139829573752336" text:id="ct139829573752336">
          <text:deletion>
            <office:change-info>
              <dc:creator>kevin </dc:creator>
              <dc:date>2011-12-20T18:16:00</dc:date>
            </office:change-info>
            <text:p text:style-name="Text_20_body">Plus intéressant est l'assignation à des variables</text:p>
          </text:deletion>
        </text:changed-region>
        <text:changed-region xml:id="ct25739552" text:id="ct25739552">
          <text:deletion>
            <office:change-info>
              <dc:creator>kevin </dc:creator>
              <dc:date>2011-12-20T18:17:00</dc:date>
            </office:change-info>
            <text:p text:style-name="Text_20_body"><text:s/><text:span text:style-name="filename_20_and_20_line_20_number">lignes 9 et 10</text:span> :</text:p>
          </text:deletion>
        </text:changed-region>
        <text:changed-region xml:id="ct24775472" text:id="ct24775472">
          <text:insertion>
            <office:change-info>
              <dc:creator>kevin </dc:creator>
              <dc:date>2011-12-20T18:17:00</dc:date>
            </office:change-info>
          </text:insertion>
        </text:changed-region>
        <text:changed-region xml:id="ct21116336" text:id="ct21116336">
          <text:deletion>
            <office:change-info>
              <dc:creator>kevin </dc:creator>
              <dc:date>2011-12-20T18:17:00</dc:date>
            </office:change-info>
            <text:p text:style-name="Text_20_body">i</text:p>
          </text:deletion>
        </text:changed-region>
        <text:changed-region xml:id="ct139829990343328" text:id="ct139829990343328">
          <text:insertion>
            <office:change-info>
              <dc:creator>D B</dc:creator>
              <dc:date>2011-11-30T18:07:00</dc:date>
            </office:change-info>
          </text:insertion>
        </text:changed-region>
        <text:changed-region xml:id="ct139829990252064" text:id="ct139829990252064">
          <text:insertion>
            <office:change-info>
              <dc:creator>D B</dc:creator>
              <dc:date>2011-11-30T18:07:00</dc:date>
            </office:change-info>
          </text:insertion>
        </text:changed-region>
        <text:changed-region xml:id="ct26135680" text:id="ct26135680">
          <text:insertion>
            <office:change-info>
              <dc:creator>kevin </dc:creator>
              <dc:date>2011-12-20T18:18:00</dc:date>
            </office:change-info>
          </text:insertion>
        </text:changed-region>
        <text:changed-region xml:id="ct25898464" text:id="ct25898464">
          <text:deletion>
            <office:change-info>
              <dc:creator>kevin </dc:creator>
              <dc:date>2011-12-20T18:18:00</dc:date>
            </office:change-info>
            <text:p text:style-name="Text_20_body">que l'on appelle</text:p>
          </text:deletion>
        </text:changed-region>
        <text:changed-region xml:id="ct45703536" text:id="ct45703536">
          <text:deletion>
            <office:change-info>
              <dc:creator>kevin </dc:creator>
              <dc:date>2011-12-20T18:18:00</dc:date>
            </office:change-info>
            <text:p text:style-name="Text_20_body">les</text:p>
          </text:deletion>
        </text:changed-region>
        <text:changed-region xml:id="ct25288640" text:id="ct25288640">
          <text:deletion>
            <office:change-info>
              <dc:creator>kevin </dc:creator>
              <dc:date>2011-12-20T18:18:00</dc:date>
            </office:change-info>
            <text:p text:style-name="Text_20_body"><text:s/>puisqu'elles résident dans l'espace de nom global</text:p>
          </text:deletion>
        </text:changed-region>
        <text:changed-region xml:id="ct139829990251408" text:id="ct139829990251408">
          <text:insertion>
            <office:change-info>
              <dc:creator>D B</dc:creator>
              <dc:date>2011-11-30T18:08:00</dc:date>
            </office:change-info>
          </text:insertion>
        </text:changed-region>
        <text:changed-region xml:id="ct45895872" text:id="ct45895872">
          <text:insertion>
            <office:change-info>
              <dc:creator>kevin </dc:creator>
              <dc:date>2011-12-20T18:04:00</dc:date>
            </office:change-info>
          </text:insertion>
        </text:changed-region>
        <text:changed-region xml:id="ct45916512" text:id="ct45916512">
          <text:deletion>
            <office:change-info>
              <dc:creator>kevin </dc:creator>
              <dc:date>2011-12-20T18:04:00</dc:date>
            </office:change-info>
            <text:p text:style-name="Text_20_body">telle fonction</text:p>
          </text:deletion>
        </text:changed-region>
        <text:changed-region xml:id="ct45748816" text:id="ct45748816">
          <text:deletion>
            <office:change-info>
              <dc:creator>kevin </dc:creator>
              <dc:date>2011-12-20T18:04:00</dc:date>
            </office:change-info>
            <text:p text:style-name="Text_20_body">t</text:p>
          </text:deletion>
        </text:changed-region>
        <text:changed-region xml:id="ct139829990239232" text:id="ct139829990239232">
          <text:insertion>
            <office:change-info>
              <dc:creator>D B</dc:creator>
              <dc:date>2011-11-30T18:08:00</dc:date>
            </office:change-info>
          </text:insertion>
        </text:changed-region>
        <text:changed-region xml:id="ct139829990536432" text:id="ct139829990536432">
          <text:deletion>
            <office:change-info>
              <dc:creator>D B</dc:creator>
              <dc:date>2011-11-30T18:08:00</dc:date>
            </office:change-info>
            <text:p text:style-name="Text_20_body">,</text:p>
          </text:deletion>
        </text:changed-region>
        <text:changed-region xml:id="ct139829990143296" text:id="ct139829990143296">
          <text:insertion>
            <office:change-info>
              <dc:creator>D B</dc:creator>
              <dc:date>2011-11-30T18:08:00</dc:date>
            </office:change-info>
          </text:insertion>
        </text:changed-region>
        <text:changed-region xml:id="ct45876512" text:id="ct45876512">
          <text:deletion>
            <office:change-info>
              <dc:creator>kevin </dc:creator>
              <dc:date>2011-12-20T18:05:00</dc:date>
            </office:change-info>
            <text:p text:style-name="Standard"><office:annotation><dc:creator>D B</dc:creator><dc:date>2011-11-21T11:43:45</dc:date><text:p text:style-name="P31"><text:span text:style-name="T20">il manque le verbe de la phrase:-)</text:span></text:p></office:annotation><office:annotation><dc:creator>kevin </dc:creator><dc:date>2011-11-27T22:13:55</dc:date><text:p text:style-name="P31"><text:span text:style-name="T23">Répondre à D B (21/11/2011, 11:43): "..."</text:span></text:p><text:p><text:span text:style-name="T24">C'est volontaire. J'aime le style déclaratif. Je suppose que c'est une habitude tenace d'informaticien.</text:span></text:p></office:annotation></text:p>
          </text:deletion>
        </text:changed-region>
        <text:changed-region xml:id="ct139829990247360" text:id="ct139829990247360">
          <text:deletion>
            <office:change-info>
              <dc:creator>kevin </dc:creator>
              <dc:date>2011-12-20T18:05:00</dc:date>
            </office:change-info>
            <text:p text:style-name="Standard"><office:annotation><dc:creator>D B</dc:creator><dc:date>2011-11-30T18:09:06</dc:date><text:p text:style-name="P31"><text:span text:style-name="T21">Répondre à kevin <text:s/>(27/11/2011, 22:13): "..."</text:span></text:p><text:p><text:span text:style-name="T22">c’est certain, il faut éviter au maximum</text:span></text:p></office:annotation></text:p>
          </text:deletion>
          <text:insertion>
            <office:change-info office:chg-author="D B" office:chg-date-time="2011-11-30T18:09:00"/>
          </text:insertion>
        </text:changed-region>
        <text:changed-region xml:id="ct45944624" text:id="ct45944624">
          <text:deletion>
            <office:change-info>
              <dc:creator>kevin </dc:creator>
              <dc:date>2011-12-20T18:05:00</dc:date>
            </office:change-info>
            <text:p text:style-name="Standard">Votre</text:p>
          </text:deletion>
        </text:changed-region>
        <text:changed-region xml:id="ct45948160" text:id="ct45948160">
          <text:insertion>
            <office:change-info>
              <dc:creator>kevin </dc:creator>
              <dc:date>2011-12-20T18:05:00</dc:date>
            </office:change-info>
          </text:insertion>
        </text:changed-region>
        <text:changed-region xml:id="ct139829990660528" text:id="ct139829990660528">
          <text:insertion>
            <office:change-info>
              <dc:creator>D B</dc:creator>
              <dc:date>2011-11-30T18:10:00</dc:date>
            </office:change-info>
          </text:insertion>
        </text:changed-region>
        <text:changed-region xml:id="ct45977504" text:id="ct45977504">
          <text:insertion>
            <office:change-info>
              <dc:creator>kevin </dc:creator>
              <dc:date>2011-12-20T18:05:00</dc:date>
            </office:change-info>
          </text:insertion>
        </text:changed-region>
        <text:changed-region xml:id="ct46772848" text:id="ct46772848">
          <text:insertion>
            <office:change-info>
              <dc:creator>kevin </dc:creator>
              <dc:date>2011-12-20T18:20:00</dc:date>
            </office:change-info>
          </text:insertion>
        </text:changed-region>
        <text:changed-region xml:id="ct43109424" text:id="ct43109424">
          <text:deletion>
            <office:change-info>
              <dc:creator>kevin </dc:creator>
              <dc:date>2011-12-20T18:20:00</dc:date>
            </office:change-info>
            <text:p text:style-name="Text_20_body">Il ne reste plus qu'à détailler les instructions</text:p>
          </text:deletion>
        </text:changed-region>
        <text:changed-region xml:id="ct41497968" text:id="ct41497968">
          <text:insertion>
            <office:change-info>
              <dc:creator>kevin </dc:creator>
              <dc:date>2011-12-20T18:20:00</dc:date>
            </office:change-info>
          </text:insertion>
        </text:changed-region>
        <text:changed-region xml:id="ct46359344" text:id="ct46359344">
          <text:deletion>
            <office:change-info>
              <dc:creator>kevin </dc:creator>
              <dc:date>2011-12-20T18:20:00</dc:date>
            </office:change-info>
            <text:p text:style-name="Standard"><text:s/>à propos de ce mot-clé, ni à propos des chaînes ordinaires définies, quoi</text:p>
          </text:deletion>
        </text:changed-region>
        <text:changed-region xml:id="ct28488000" text:id="ct28488000">
          <text:insertion>
            <office:change-info>
              <dc:creator>kevin </dc:creator>
              <dc:date>2011-12-20T18:20:00</dc:date>
            </office:change-info>
          </text:insertion>
        </text:changed-region>
        <text:changed-region xml:id="ct43258304" text:id="ct43258304">
          <text:insertion>
            <office:change-info>
              <dc:creator>kevin </dc:creator>
              <dc:date>2011-12-20T18:20:00</dc:date>
            </office:change-info>
          </text:insertion>
        </text:changed-region>
        <text:changed-region xml:id="ct46365072" text:id="ct46365072">
          <text:deletion>
            <office:change-info>
              <dc:creator>kevin </dc:creator>
              <dc:date>2011-12-20T18:21:00</dc:date>
            </office:change-info>
            <text:p text:style-name="Standard">L'intérêt est plutôt dans la concaténation. </text:p>
          </text:deletion>
        </text:changed-region>
        <text:changed-region xml:id="ct139829995041328" text:id="ct139829995041328">
          <text:insertion>
            <office:change-info>
              <dc:creator>kevin </dc:creator>
              <dc:date>2011-12-20T18:21:00</dc:date>
            </office:change-info>
          </text:insertion>
        </text:changed-region>
        <text:changed-region xml:id="ct139829995377760" text:id="ct139829995377760">
          <text:deletion>
            <office:change-info>
              <dc:creator>kevin </dc:creator>
              <dc:date>2011-12-20T18:21:00</dc:date>
            </office:change-info>
            <text:p text:style-name="Standard">s</text:p>
          </text:deletion>
        </text:changed-region>
        <text:changed-region xml:id="ct43276752" text:id="ct43276752">
          <text:deletion>
            <office:change-info>
              <dc:creator>kevin </dc:creator>
              <dc:date>2011-12-20T18:23:00</dc:date>
            </office:change-info>
            <text:p text:style-name="Attention"><text:span text:style-name="T1"><text:s/></text:span></text:p>
          </text:deletion>
        </text:changed-region>
        <text:changed-region xml:id="ct43277392" text:id="ct43277392">
          <text:deletion>
            <office:change-info>
              <dc:creator>kevin </dc:creator>
              <dc:date>2011-12-20T18:22:00</dc:date>
            </office:change-info>
            <text:p text:style-name="Attention"><text:span text:style-name="T1">contrairement à la majorité des langages</text:span></text:p>
          </text:deletion>
        </text:changed-region>
        <text:changed-region xml:id="ct21057456" text:id="ct21057456">
          <text:insertion>
            <office:change-info>
              <dc:creator>kevin </dc:creator>
              <dc:date>2011-12-20T18:24:00</dc:date>
            </office:change-info>
          </text:insertion>
        </text:changed-region>
        <text:changed-region xml:id="ct51150400" text:id="ct51150400">
          <text:deletion>
            <office:change-info>
              <dc:creator>kevin </dc:creator>
              <dc:date>2011-12-20T18:24:00</dc:date>
            </office:change-info>
            <text:p text:style-name="Attention"> :</text:p>
            <text:p text:style-name="Attention">- </text:p>
          </text:deletion>
        </text:changed-region>
        <text:changed-region xml:id="ct139829992162800" text:id="ct139829992162800">
          <text:deletion>
            <office:change-info>
              <dc:creator>kevin </dc:creator>
              <dc:date>2011-12-20T18:25:00</dc:date>
            </office:change-info>
            <text:p text:style-name="Standard">. <text:s/>Ainsi, pour créer une chaîne l'afficher et la supprimer</text:p>
          </text:deletion>
        </text:changed-region>
        <text:changed-region xml:id="ct139829995559152" text:id="ct139829995559152">
          <text:insertion>
            <office:change-info>
              <dc:creator>kevin </dc:creator>
              <dc:date>2011-12-20T18:2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2. Premier script<text:change-start text:change-id="ct19419344"/><office:annotation><dc:creator>D B</dc:creator><dc:date>2011-11-30T18:02:55</dc:date><text:p text:style-name="P31"><text:span text:style-name="T20">il faut activer le suivi de modifications, sinon... je m’y perd:-)</text:span></text:p></office:annotation><text:change-end text:change-id="ct19419344"/></text:h>
      <text:p text:style-name="Prérequis_20_et_20_objectifs"><text:span text:style-name="T1">Prérequis </text:span>:</text:p>
      <text:p text:style-name="Prérequis_20_et_20_objectifs"/>
      <text:p text:style-name="Prérequis_20_et_20_objectifs">- <text:change-start text:change-id="ct18187296"/>Installer Python <text:change-end text:change-id="ct18187296"/><text:change text:change-id="ct38503088"/><text:change text:change-id="ct139829990055328"/><text:change text:change-id="ct38500320"/><text:s/>sur sa machine. Le shell doit se lancer quand on tape la commande « python »</text:p>
      <text:p text:style-name="Prérequis_20_et_20_objectifs"/>
      <text:p text:style-name="Prérequis_20_et_20_objectifs"><text:span text:style-name="T1">Objectifs </text:span>: </text:p>
      <text:p text:style-name="Prérequis_20_et_20_objectifs"/>
      <text:list xml:id="list827484223" text:style-name="L1">
        <text:list-item>
          <text:p text:style-name="P18">Exécuter un script Python.</text:p>
        </text:list-item>
        <text:list-item>
          <text:p text:style-name="P18">Faire le tour des déclarions de variables et des chaînes de caractères.</text:p>
        </text:list-item>
        <text:list-item>
          <text:p text:style-name="P18">S'initier à la syntaxe des blocs</text:p>
        </text:list-item>
      </text:list>
      <text:p text:style-name="Standard"/>
      <text:p text:style-name="Standard"/>
      <text:p text:style-name="Text_20_body">Commençons pas<text:change-start text:change-id="ct45925296"/> un script<text:change-end text:change-id="ct45925296"/><text:change text:change-id="ct44543984"/><text:change-start text:change-id="ct46272000"/>qui va<text:change-end text:change-id="ct46272000"/><text:change text:change-id="ct46172720"/> demander en ligne de commande à l'utilisateur de saisir son nom et âge afin ensuite de le saluer.<text:change text:change-id="ct45930368"/><text:change-start text:change-id="ct28382016"/>C'est basique, mais<text:change-end text:change-id="ct28382016"/> ce sera une bonne manière de s'échauffer<text:change-start text:change-id="ct25221136"/>, l<text:change-end text:change-id="ct25221136"/><text:change text:change-id="ct45786256"/>es exemples présentant un intérêt pratique viendront progressivement au fil des chapitres.<text:change text:change-id="ct38478176"/><text:change text:change-id="ct46166144"/><text:change text:change-id="ct43914304"/><text:change text:change-id="ct19418784"/><text:change text:change-id="ct25733664"/><text:span text:style-name="filename_20_and_20_line_20_number"><text:span text:style-name="T2">Dans tous les script</text:span></text:span><text:change-start text:change-id="ct139829990084304"/><text:span text:style-name="filename_20_and_20_line_20_number"><text:span text:style-name="T2">s</text:span></text:span><text:change-end text:change-id="ct139829990084304"/><text:span text:style-name="filename_20_and_20_line_20_number"><text:span text:style-name="T2"> qui seront présentés, </text:span></text:span><text:change-start text:change-id="ct139829993242432"/><text:span text:style-name="filename_20_and_20_line_20_number"><text:span text:style-name="T6">la méthode utilisée n'est pas forcément la meilleure</text:span></text:span><text:change-end text:change-id="ct139829993242432"/><text:span text:style-name="filename_20_and_20_line_20_number"><text:span text:style-name="T2">, la plus rapide ou la plus typique du langage. Au contraire, il sera volontairement inclus plusieurs manières de faire la même chose, ou alors une manière plus naïve ou plus tordue, pour permettre ensuite de mettre en avant les bonnes pratiques, dans les commentaires. C'est le cas avec ce script</text:span></text:span><text:change-start text:change-id="ct43248608"/><text:span text:style-name="filename_20_and_20_line_20_number"><text:span text:style-name="T2"> </text:span></text:span><text:span text:style-name="filename_20_and_20_line_20_number">bonjour.py </text:span><text:span text:style-name="filename_20_and_20_line_20_number"><text:span text:style-name="T2">(</text:span></text:span><text:span text:style-name="filename_20_and_20_line_20_number"><text:span text:style-name="T2"><office:annotation><dc:creator>D B</dc:creator><dc:date>2011-11-21T11:31:50</dc:date><text:p text:style-name="P31"><text:span text:style-name="T20">est-ce que cela ne devrait pas être dit au chapitre 2 également ? C’est dit plus à propos un peu plus loin</text:span></text:p></office:annotation></text:span></text:span><text:span text:style-name="filename_20_and_20_line_20_number"><text:span text:style-name="T2"><office:annotation><dc:creator>kevin </dc:creator><dc:date>2011-11-27T21:40:49</dc:date><text:p text:style-name="P31"><text:span text:style-name="T23">Répondre à D B (21/11/2011, 11:31): "..."</text:span></text:p><text:p><text:span text:style-name="T24">Je ne suis pas sur de comprendre cette question.</text:span></text:p></office:annotation></text:span></text:span><text:span text:style-name="filename_20_and_20_line_20_number"><text:span text:style-name="T2"><office:annotation><dc:creator>D B</dc:creator><dc:date>2011-11-30T17:58:43</dc:date><text:p text:style-name="P31"><text:span text:style-name="T21">Répondre à kevin <text:s/>(27/11/2011, 21:40): "..."</text:span></text:p><text:p><text:span text:style-name="T22">je voulais dire que préciser que l’extension est .py devrait figurer avant le chapitre 3</text:span></text:p></office:annotation></text:span></text:span><text:span text:style-name="filename_20_and_20_line_20_number"><text:span text:style-name="T2"><office:annotation><dc:creator>kevin </dc:creator><dc:date>2011-12-20T17:59:54</dc:date><text:p text:style-name="P32"><text:span text:style-name="T26">Répondre à D B (30/11/2011, 17:58): "..."</text:span></text:p><text:p><text:span text:style-name="T24">Il faudrait alors l'inclure artificiellement le concept de fichier dans le chapitre 2, qui contient uniquement des notions en rapport avec le shell. Ca ne serait pas naturel. Le premier contact avec les fichiers se fait ici, ce n'est peut être pas « bien classé », mais c'est naturel</text:span></text:p></office:annotation></text:span></text:span><text:span text:style-name="filename_20_and_20_line_20_number"><text:span text:style-name="T2">« .py » étant l'extension recommandée pour les fichiers de code Python)</text:span></text:span><text:change-end text:change-id="ct43248608"/><text:change text:change-id="ct46113056"/></text:p>
      <text:p text:style-name="Text_20_body"><text:span text:style-name="filename_20_and_20_line_20_number">bonjour.py</text:span></text:p>
      <text:p text:style-name="Standard"/>
      <text:list xml:id="list1680514040" text:style-name="Colored_20_code_20_numerotation">
        <text:list-item>
          <text:p text:style-name="Colored_20_code"><text:s/># -*- coding: utf-8 -*-</text:p>
        </text:list-item>
        <text:list-item>
          <text:p text:style-name="Colored_20_code"/>
        </text:list-item>
        <text:list-item>
          <text:p text:style-name="Colored_20_code"><text:s/>"""</text:p>
        </text:list-item>
        <text:list-item>
          <text:p text:style-name="Colored_20_code"><text:s text:c="4"/>Ce script demande le nom et l'âge de l'utilisateur, puis affiche un </text:p>
        </text:list-item>
        <text:list-item>
          <text:p text:style-name="Colored_20_code"><text:s text:c="4"/>message en conséquence.</text:p>
        </text:list-item>
        <text:list-item>
          <text:p text:style-name="Colored_20_code"><text:s/>"""</text:p>
        </text:list-item>
        <text:list-item>
          <text:p text:style-name="Colored_20_code"/>
        </text:list-item>
        <text:list-item>
          <text:p text:style-name="Colored_20_code"><text:s/># déclaration des chaînes de caractères à afficher à l'utilisateur</text:p>
        </text:list-item>
        <text:list-item>
          <text:p text:style-name="Colored_20_code"><text:span text:style-name="T7"><text:s/>demander_nom</text:span><text:span text:style-name="T11"> </text:span><text:span text:style-name="T10">=</text:span><text:span text:style-name="T11"> </text:span><text:span text:style-name="T14">"Comment vous appelez-vous ?\n"</text:span><text:span text:style-name="T11"> </text:span></text:p>
        </text:list-item>
        <text:list-item>
          <text:p text:style-name="Colored_20_code"><text:span text:style-name="T7">demander_age</text:span><text:span text:style-name="T11"> </text:span><text:span text:style-name="T10">=</text:span><text:span text:style-name="T11"> </text:span><text:span text:style-name="T14">'Quel âge avez-vous?\n'</text:span><text:span text:style-name="T11"> </text:span></text:p>
        </text:list-item>
        <text:list-item>
          <text:p text:style-name="Colored_20_code"/>
        </text:list-item>
        <text:list-item>
          <text:p text:style-name="P22"># demander à l'utilisateur une saisie en utilisant la fonction raw_input</text:p>
        </text:list-item>
        <text:list-item>
          <text:p text:style-name="Colored_20_code"><text:soft-page-break/><text:span text:style-name="T7">nom</text:span><text:span text:style-name="T11"> </text:span><text:span text:style-name="T10">=</text:span><text:span text:style-name="T11"> </text:span><text:span text:style-name="T7">raw_input</text:span><text:span text:style-name="T10">(</text:span><text:span text:style-name="T7">demander_nom</text:span><text:span text:style-name="T10">)</text:span><text:span text:style-name="T11"> </text:span></text:p>
        </text:list-item>
        <text:list-item>
          <text:p text:style-name="Colored_20_code"><text:span text:style-name="T7">age</text:span><text:span text:style-name="T11"> </text:span><text:span text:style-name="T10">=</text:span><text:span text:style-name="T11"> </text:span><text:span text:style-name="T7">raw_input</text:span><text:span text:style-name="T10">(</text:span><text:span text:style-name="T7">demander_age</text:span><text:span text:style-name="T10">)</text:span><text:span text:style-name="T11"> </text:span></text:p>
        </text:list-item>
        <text:list-item>
          <text:p text:style-name="Colored_20_code"/>
        </text:list-item>
        <text:list-item>
          <text:p text:style-name="Colored_20_code"># vérification de la présence du nom et de l'âge</text:p>
        </text:list-item>
        <text:list-item>
          <text:p text:style-name="Colored_20_code"># affichage d'un message selon la présence ou non de l'âge</text:p>
        </text:list-item>
        <text:list-item>
          <text:p text:style-name="Colored_20_code"><text:span text:style-name="T16">if</text:span><text:span text:style-name="T11"> age </text:span><text:span text:style-name="T10">!=</text:span><text:span text:style-name="T11"> </text:span><text:span text:style-name="T14">""</text:span><text:span text:style-name="T11"> </text:span><text:span text:style-name="T16">and</text:span><text:span text:style-name="T11"> </text:span><text:span text:style-name="T7">nom</text:span><text:span text:style-name="T11"> </text:span><text:span text:style-name="T10">==</text:span><text:span text:style-name="T11"> </text:span><text:span text:style-name="T14">""</text:span><text:span text:style-name="T10">:</text:span><text:span text:style-name="T11"> </text:span></text:p>
        </text:list-item>
        <text:list-item>
          <text:p text:style-name="Colored_20_code"><text:span text:style-name="T11"><text:s text:c="2"/></text:span><text:span text:style-name="T16">print</text:span><text:span text:style-name="T11"> </text:span><text:span text:style-name="T14">'Bonjour anonyme'</text:span><text:span text:style-name="T11"> </text:span></text:p>
        </text:list-item>
        <text:list-item>
          <text:p text:style-name="Colored_20_code"><text:span text:style-name="T11"><text:s text:c="2"/></text:span><text:span text:style-name="T16">print</text:span><text:span text:style-name="T11"> </text:span><text:span text:style-name="T14">'Vous avez '</text:span><text:span text:style-name="T11"> </text:span><text:span text:style-name="T10">+</text:span><text:span text:style-name="T11"> age </text:span><text:span text:style-name="T10">+</text:span><text:span text:style-name="T11"> </text:span><text:span text:style-name="T14">' ans'</text:span><text:span text:style-name="T11"> </text:span></text:p>
        </text:list-item>
        <text:list-item>
          <text:p text:style-name="Colored_20_code"/>
        </text:list-item>
        <text:list-item>
          <text:p text:style-name="Colored_20_code"><text:span text:style-name="T16">elif</text:span><text:span text:style-name="T11"> </text:span><text:span text:style-name="T7">nom</text:span><text:span text:style-name="T11"> </text:span><text:span text:style-name="T16">and</text:span><text:span text:style-name="T11"> </text:span><text:span text:style-name="T16">not</text:span><text:span text:style-name="T11"> age</text:span><text:span text:style-name="T10">:</text:span><text:span text:style-name="T11"> </text:span></text:p>
        </text:list-item>
        <text:list-item>
          <text:p text:style-name="Colored_20_code"><text:span text:style-name="T11"><text:s text:c="2"/></text:span><text:span text:style-name="T16">print</text:span><text:span text:style-name="T11"> </text:span><text:span text:style-name="T14">'Bonjour '</text:span><text:span text:style-name="T11"> </text:span><text:span text:style-name="T10">+</text:span><text:span text:style-name="T11"> <text:s/></text:span><text:span text:style-name="T7">nom</text:span><text:span text:style-name="T11"> </text:span></text:p>
        </text:list-item>
        <text:list-item>
          <text:p text:style-name="Colored_20_code"><text:span text:style-name="T11"><text:s text:c="2"/></text:span><text:span text:style-name="T16">print</text:span><text:span text:style-name="T11"> </text:span><text:span text:style-name="T14">'Nous ne connaissons pas votre âge'</text:span><text:span text:style-name="T11"> </text:span></text:p>
        </text:list-item>
        <text:list-item>
          <text:p text:style-name="Colored_20_code"/>
        </text:list-item>
        <text:list-item>
          <text:p text:style-name="Colored_20_code"><text:span text:style-name="T16">elif</text:span><text:span text:style-name="T11"> </text:span><text:span text:style-name="T16">not</text:span><text:span text:style-name="T11"> </text:span><text:span text:style-name="T10">(</text:span><text:span text:style-name="T7">nom</text:span><text:span text:style-name="T11"> </text:span><text:span text:style-name="T16">or</text:span><text:span text:style-name="T11"> age</text:span><text:span text:style-name="T10">):</text:span><text:span text:style-name="T11"> </text:span></text:p>
        </text:list-item>
        <text:list-item>
          <text:p text:style-name="Colored_20_code"><text:span text:style-name="T11"><text:s text:c="2"/></text:span><text:span text:style-name="T16">print</text:span><text:span text:style-name="T11"> </text:span><text:span text:style-name="T17">'''Bonjour anonyme, </text:span></text:p>
        </text:list-item>
        <text:list-item>
          <text:p text:style-name="Colored_20_code">nous ne connaissons pas votre âge'''</text:p>
        </text:list-item>
        <text:list-item>
          <text:p text:style-name="Colored_20_code"/>
        </text:list-item>
        <text:list-item>
          <text:p text:style-name="Colored_20_code"><text:span text:style-name="T16">else</text:span><text:span text:style-name="T10">:</text:span><text:span text:style-name="T11"> </text:span></text:p>
        </text:list-item>
        <text:list-item>
          <text:p text:style-name="Colored_20_code"><text:span text:style-name="T11"><text:s text:c="2"/></text:span><text:span text:style-name="T18"># formatage avec plusieurs variables </text:span></text:p>
        </text:list-item>
        <text:list-item>
          <text:p text:style-name="Colored_20_code"><text:span text:style-name="T11"><text:s text:c="2"/></text:span><text:span text:style-name="T16">print</text:span><text:span text:style-name="T11"> </text:span><text:span text:style-name="T14">"Vous vous appelez %s et vous avez %s ans"</text:span><text:span text:style-name="T11"> </text:span><text:span text:style-name="T10">%</text:span><text:span text:style-name="T11"> </text:span><text:span text:style-name="T10">(</text:span><text:span text:style-name="T7">nom</text:span><text:span text:style-name="T10">,</text:span><text:span text:style-name="T11"> age</text:span><text:span text:style-name="T10">)</text:span></text:p>
        </text:list-item>
      </text:list>
      <text:p text:style-name="Standard"/>
      <text:h text:style-name="Heading_20_2" text:outline-level="2">Executer le script</text:h>
      <text:p text:style-name="Standard">Pour exécuter un script Python, il suffit de d'utiliser la commande « python » en lui passant le nom du script.</text:p>
      <text:p text:style-name="Standard"/>
      <text:p text:style-name="Code_20_block">$ python bonjour.py</text:p>
      <text:p text:style-name="Standard">Par convention, on nomme les scripts Python avec l'extension « .py ». Il devrait vous répondre : </text:p>
      <text:p text:style-name="Standard"/>
      <text:p text:style-name="Code_20_block">Comment vous appelez-vous ?</text:p>
      <text:p text:style-name="Standard"/>
      <text:p text:style-name="Text_20_body">Python étant un langage interprété, <text:change-start text:change-id="ct139829992846656"/>il n'y a pas d'étape de compilation.<text:change-end text:change-id="ct139829992846656"/><text:change text:change-id="ct139829993619920"/><text:change-start text:change-id="ct139829993255216"/>, <text:change-end text:change-id="ct139829993255216"/><text:change text:change-id="ct139829992789424"/><text:change text:change-id="ct139829993360192"/><text:s/><text:change-start text:change-id="ct139829992982016"/>et le <text:change-end text:change-id="ct139829992982016"/>code va automatiquement être converti en bytecode, comme le ferait Java. Pour cette raison, vous pourriez voir apparaître un fichier « .pyc » de même nom que votre script à côté de celui-ci. <text:note text:id="ftn1" text:note-class="footnote"><text:note-citation>1</text:note-citation><text:note-body><text:p text:style-name="Footnote">Sur certaine plate-forme, ce fichier n’apparaîtra pas pour les codes les plus simples </text:p></text:note-body></text:note><office:annotation><dc:creator>D B</dc:creator><dc:date>2011-11-21T11:37:06</dc:date><text:p text:style-name="P31"><text:span text:style-name="T20">euh... je n’ai pas ce fichier</text:span></text:p></office:annotation><office:annotation><dc:creator>kevin </dc:creator><dc:date>2011-11-27T21:58:00</dc:date><text:p text:style-name="P31"><text:span text:style-name="T23">Répondre à D B (21/11/2011, 11:37): "..."</text:span></text:p><text:p><text:span text:style-name="T24">J'ai rajouté une note de base page à ce propos. Vous êtes sous Mac ?</text:span></text:p></office:annotation><text:change-start text:change-id="ct139829989982624"/><office:annotation><dc:creator>D B</dc:creator><dc:date>2011-11-30T17:59:34</dc:date><text:p text:style-name="P31"><text:span text:style-name="T21">Répondre à kevin <text:s/>(27/11/2011, 21:58): "..."</text:span></text:p><text:p><text:span text:style-name="T22">oui</text:span></text:p></office:annotation><text:change-end text:change-id="ct139829989982624"/></text:p>
      <text:p text:style-name="Text_20_body">Vous pouvez sans risque ignorer ce fichier, et même le supprimer, toutefois, le garder permettra un lancement du code plus rapide. Le code Python est portable d'un OS à l'autre, mais ce n'est pas le cas du bytecode : évitez de le partager ou de le sauvegarder (par exemple dans votre <text:change text:change-id="ct45668944"/><text:change text:change-id="ct139829990135712"/><text:change text:change-id="ct45665648"/><text:change-start text:change-id="ct45697760"/>système de gestion des sources<text:change-end text:change-id="ct45697760"/>).</text:p>
      <text:h text:style-name="Heading_20_2" text:outline-level="2">Explication du script</text:h>
      <text:list xml:id="list982527261" text:continue-list="list1680514040" text:style-name="Colored_20_code_20_numerotation">
        <text:list-item text:start-value="1">
          <text:p text:style-name="Colored_20_code"># -*- coding: utf-8 -*-</text:p>
        </text:list-item>
        <text:list-item>
          <text:p text:style-name="Colored_20_code"/>
        </text:list-item>
        <text:list-item>
          <text:p text:style-name="Colored_20_code">"""</text:p>
        </text:list-item>
        <text:list-item>
          <text:p text:style-name="Colored_20_code"><text:s text:c="4"/>Ce script demande le nom et l'âge de l'utilisateur, puis affiche un </text:p>
        </text:list-item>
        <text:list-item>
          <text:p text:style-name="Colored_20_code"><text:s text:c="4"/>message en conséquence.</text:p>
        </text:list-item>
        <text:list-item>
          <text:p text:style-name="P25">"""</text:p>
        </text:list-item>
        <text:list-item>
          <text:p text:style-name="P25"/>
        </text:list-item>
      </text:list>
      <text:p text:style-name="Standard"><text:s/></text:p>
      <text:p text:style-name="Standard">Ces premières lignes sont facultatives, mais très courantes, pour ne pas dire standard.</text:p>
      <text:p text:style-name="Standard"/>
      <text:p text:style-name="Standard"><text:soft-page-break/>Ce qui est ici la <text:span text:style-name="filename_20_and_20_line_20_number">ligne 1</text:span> doit être l<text:span text:style-name="T1">a toute première ligne, et elle déclare l'encodage de votre fichier</text:span>. Sans cette déclaration, Python <text:s/>le traitera comme encodé en ASCII et le moindre accent, la moindre cédille, vous vaudra une erreur :</text:p>
      <text:p text:style-name="Standard"/>
      <text:p text:style-name="Code_20_block">SyntaxError: Non-ASCII character '\xc3' in file bonjour.py on line 5, but no encoding declared; see http://www.python.org/peps/pep-0263.html for details<text:change text:change-id="ct45712416"/><text:change text:change-id="ct38417408"/><text:change text:change-id="ct139829990255888"/><text:change text:change-id="ct45758640"/><text:change-start text:change-id="ct45737200"/>N<text:change-end text:change-id="ct45737200"/><text:change text:change-id="ct45747392"/>ous choisissons ici l'encodage UTF-8 car c'est ce qu'il y a de plus portable d'une langue à l'autre<text:change-start text:change-id="ct139829993674960"/>. C'est d'ailleurs la valeur par défaut <text:change-end text:change-id="ct139829993674960"/><text:change-start text:change-id="ct139829993893472"/>pour Python 3<text:change-end text:change-id="ct139829993893472"/>. Attention, cet encodage doit être celui sur lequel votre éditeur de texte est réglé. <text:s/>Dans le cas contraire vous obtiendrez le message :</text:p>
      <text:p text:style-name="Standard"/>
      <text:p text:style-name="Code_20_block">Unsupported characters in input</text:p>
      <text:p text:style-name="Standard"/>
      <text:p text:style-name="Standard"><text:span text:style-name="T1">La </text:span><text:span text:style-name="filename_20_and_20_line_20_number"><text:span text:style-name="T1">ligne 3</text:span></text:span><text:span text:style-name="T1"> n'est pas un commentaire, mais bien une déclaration de chaîne de caractères</text:span>. <text:s/>Que nous n'assignons à rien ! C'est une spécificité de Python : le langage est autodocumenté. En plaçant des chaînes de caractères à certains endroits du script, on génère automatiquement la documentation du programme. On 'appelle cela des <text:span text:style-name="T1">docstrings</text:span><text:change-start text:change-id="ct139829994323520"/><text:span text:style-name="T1">.</text:span><text:change-end text:change-id="ct139829994323520"/><text:change text:change-id="ct139829993135440"/></text:p>
      <text:p text:style-name="Standard"/>
      <text:p text:style-name="Standard"><text:change-start text:change-id="ct139829992062160"/>C<text:change-end text:change-id="ct139829992062160"/><text:change text:change-id="ct139829994065536"/>ette chaîne servira à décrire le script dans la documentation. Il n'y a pas de limite à sa taille, ni à son contenu. Vous pouvez littéralement mettre toute votre API dedans, ou juste une courte explication. <text:change text:change-id="ct139829573651584"/></text:p>
      <text:p text:style-name="Standard"/>
      <text:p text:style-name="Standard">L'utilisation du triple <text:span text:style-name="Code">"</text:span> <text:change text:change-id="ct139829573717648"/><text:s/>permet d'aller à la ligne dans la chaîne de caractères. Mais on peut aussi les déclarer de manière plus classique :</text:p>
      <text:p text:style-name="Standard"/>
      <text:list xml:id="list2014055928" text:continue-numbering="true" text:style-name="Colored_20_code_20_numerotation">
        <text:list-item>
          <text:p text:style-name="Colored_20_code"><text:s/># déclaration des chaînes de caractères à afficher à l'utilisateur</text:p>
        </text:list-item>
        <text:list-item>
          <text:p text:style-name="Colored_20_code"><text:span text:style-name="T7"><text:s/>demander_nom</text:span><text:span text:style-name="T11"> </text:span><text:span text:style-name="T10">=</text:span><text:span text:style-name="T11"> </text:span><text:span text:style-name="T14">"Comment vous appelez-vous ?\n"</text:span><text:span text:style-name="T11"> </text:span></text:p>
        </text:list-item>
        <text:list-item>
          <text:p text:style-name="Colored_20_code"><text:span text:style-name="T7">demander_age</text:span><text:span text:style-name="T11"> </text:span><text:span text:style-name="T10">=</text:span><text:span text:style-name="T11"> </text:span><text:span text:style-name="T14">'Quel âge avez vous?\n'</text:span><text:span text:style-name="T11"> </text:span></text:p>
        </text:list-item>
        <text:list-item>
          <text:p text:style-name="Colored_20_code"/>
        </text:list-item>
        <text:list-item>
          <text:p text:style-name="Colored_20_code"># demander à l'utilisateur une saisie en utilisant la fonction raw_input</text:p>
        </text:list-item>
        <text:list-item>
          <text:p text:style-name="Colored_20_code"><text:span text:style-name="T7">nom</text:span><text:span text:style-name="T11"> </text:span><text:span text:style-name="T10">=</text:span><text:span text:style-name="T11"> </text:span><text:span text:style-name="T7">raw_input</text:span><text:span text:style-name="T10">(</text:span><text:span text:style-name="T7">demander_nom</text:span><text:span text:style-name="T10">)</text:span><text:span text:style-name="T11"> </text:span></text:p>
        </text:list-item>
        <text:list-item>
          <text:p text:style-name="P26"><text:span text:style-name="T8">age</text:span><text:span text:style-name="T12"> </text:span><text:span text:style-name="T9">=</text:span><text:span text:style-name="T12"> </text:span><text:span text:style-name="T8">raw_input</text:span><text:span text:style-name="T9">(</text:span><text:span text:style-name="T8">demander_age</text:span><text:span text:style-name="T9">)</text:span><text:span text:style-name="T12"> </text:span></text:p>
        </text:list-item>
        <text:list-item>
          <text:p text:style-name="P28"/>
        </text:list-item>
      </text:list>
      <text:p text:style-name="Standard"/>
      <text:p text:style-name="Text_20_body"><text:span text:style-name="T1">Le caractère </text:span><text:span text:style-name="Code"><text:span text:style-name="T1">#</text:span></text:span><text:span text:style-name="T1"> est le seul moyen d'écrire un commentaire en Python</text:span>. Il n'y a pas de commentaires multi-lignes.</text:p>
      <text:p text:style-name="Text_20_body"><text:change-start text:change-id="ct25894288"/><text:span text:style-name="filename_20_and_20_line_20_number">Lignes 9 et 10</text:span> :<text:change-end text:change-id="ct25894288"/>I<text:change text:change-id="ct46517888"/>on déclare deux chaînes de caractères, une fois avec <text:span text:style-name="Code">'</text:span> et une fois avec <text:span text:style-name="Code">"</text:span>. <text:s/>Ces notations sont équivalentes et interchangeables. <text:s/>Vous vous en douterez, le <text:span text:style-name="Code">\n</text:span> est une notation demandant à Python d'insérer un saut de ligne.</text:p>
      <text:p text:style-name="Text_20_body"><text:change text:change-id="ct139829573752336"/><text:change text:change-id="ct25739552"/><text:s/><text:change-start text:change-id="ct24775472"/>I<text:change-end text:change-id="ct24775472"/><text:change text:change-id="ct21116336"/>l n'y a <text:span text:style-name="T1">aucun mot-clé nécessaire, ni aucune déclaration de type</text:span>. Python est un langage à typage dynamique comme Ruby ou PHP : le type de chaque variable est déterminé automatiquement à l'assignation. <text:span text:style-name="T1">Il n'a pas non plus de caractères spéciaux</text:span> (<text:span text:style-name="Code">$</text:span>, <text:span text:style-name="Code">@</text:span>, etc.) à utiliser pour les noms de variables.</text:p>
      <text:p text:style-name="Text_20_body">A la <text:span text:style-name="filename_20_and_20_line_20_number">ligne 13</text:span><text:change-start text:change-id="ct139829990343328"/><text:span text:style-name="filename_20_and_20_line_20_number">,</text:span><text:change-end text:change-id="ct139829990343328"/><text:span text:style-name="filename_20_and_20_line_20_number"> puis 14</text:span><text:change-start text:change-id="ct139829990252064"/><text:span text:style-name="filename_20_and_20_line_20_number">,</text:span><text:change-end text:change-id="ct139829990252064"/> nous utilisons la fonction <text:span text:style-name="Code">raw_input</text:span>, fournie en standard avec Python. Il existe en effet des fonctions déjà prédéfinies, <text:change-start text:change-id="ct26135680"/>aussi appelée<text:change-end text:change-id="ct26135680"/><text:change text:change-id="ct25898464"/> <text:change text:change-id="ct45703536"/><text:s/>fonctions « built-in », et qui permettent les opérations les plus courantes. Elles peuvent être utilisées sans aucun import<text:change text:change-id="ct25288640"/>. <text:s/><text:span text:style-name="Code">raw_input</text:span> est une <text:change-start text:change-id="ct139829990251408"/><office:annotation><dc:creator>D B</dc:creator><dc:date>2011-11-30T18:08:30</dc:date><text:p text:style-name="P31"><text:span text:style-name="T20">est une fonction de ce type et son...</text:span></text:p></office:annotation><text:change-end text:change-id="ct139829990251408"/><text:change-start text:change-id="ct45895872"/>fonction de ce type<text:change-end text:change-id="ct45895872"/><text:change text:change-id="ct45916512"/>, et son<text:change text:change-id="ct45748816"/> rôle est d'afficher le message passé en paramètre, <text:change-start text:change-id="ct139829990239232"/>d’<text:change-end text:change-id="ct139829990239232"/>attendre une saisie de l'utilisateur<text:change text:change-id="ct139829990536432"/> et <text:change-start text:change-id="ct139829990143296"/>de <text:change-end text:change-id="ct139829990143296"/>retourner sa réponse sous forme de chaîne de caractères.</text:p>
      <text:p text:style-name="Text_20_body"/>
      <text:list xml:id="list2105718184" text:continue-numbering="true" text:style-name="Colored_20_code_20_numerotation">
        <text:list-item>
          <text:p text:style-name="P29"><text:soft-page-break/># vérification de la présence du nom et de l'âge</text:p>
        </text:list-item>
        <text:list-item>
          <text:p text:style-name="Colored_20_code"># affichage d'un message selon la présence ou non de l'âge</text:p>
        </text:list-item>
        <text:list-item>
          <text:p text:style-name="Colored_20_code"><text:span text:style-name="T16">if</text:span><text:span text:style-name="T11"> age </text:span><text:span text:style-name="T10">!=</text:span><text:span text:style-name="T11"> </text:span><text:span text:style-name="T14">""</text:span><text:span text:style-name="T11"> </text:span><text:span text:style-name="T16">and</text:span><text:span text:style-name="T11"> </text:span><text:span text:style-name="T7">nom</text:span><text:span text:style-name="T11"> </text:span><text:span text:style-name="T10">==</text:span><text:span text:style-name="T11"> </text:span><text:span text:style-name="T14">""</text:span><text:span text:style-name="T10">:</text:span><text:span text:style-name="T11"> </text:span></text:p>
        </text:list-item>
        <text:list-item>
          <text:p text:style-name="Colored_20_code"><text:span text:style-name="T11"><text:s text:c="2"/></text:span><text:span text:style-name="T16">print</text:span><text:span text:style-name="T11"> </text:span><text:span text:style-name="T14">'Bonjour anonyme'</text:span><text:span text:style-name="T11"> </text:span></text:p>
        </text:list-item>
        <text:list-item>
          <text:p text:style-name="Colored_20_code"><text:span text:style-name="T11"><text:s text:c="2"/></text:span><text:span text:style-name="T16">print</text:span><text:span text:style-name="T11"> </text:span><text:span text:style-name="T14">'Vous avez '</text:span><text:span text:style-name="T11"> </text:span><text:span text:style-name="T10">+</text:span><text:span text:style-name="T11"> age </text:span><text:span text:style-name="T10">+</text:span><text:span text:style-name="T11"> </text:span><text:span text:style-name="T14">' ans'</text:span><text:span text:style-name="T11"> </text:span></text:p>
        </text:list-item>
        <text:list-item>
          <text:p text:style-name="Colored_20_code"/>
        </text:list-item>
        <text:list-item>
          <text:p text:style-name="Colored_20_code"><text:span text:style-name="T16">elif</text:span><text:span text:style-name="T11"> </text:span><text:span text:style-name="T7">nom</text:span><text:span text:style-name="T11"> </text:span><text:span text:style-name="T16">and</text:span><text:span text:style-name="T11"> </text:span><text:span text:style-name="T16">not</text:span><text:span text:style-name="T11"> age</text:span><text:span text:style-name="T10">:</text:span><text:span text:style-name="T11"> </text:span></text:p>
        </text:list-item>
        <text:list-item>
          <text:p text:style-name="Colored_20_code"><text:span text:style-name="T11"><text:s text:c="2"/></text:span><text:span text:style-name="T16">print</text:span><text:span text:style-name="T11"> </text:span><text:span text:style-name="T14">'Bonjour '</text:span><text:span text:style-name="T11"> </text:span><text:span text:style-name="T10">+</text:span><text:span text:style-name="T11"> <text:s/></text:span><text:span text:style-name="T7">nom</text:span><text:span text:style-name="T11"> </text:span></text:p>
        </text:list-item>
        <text:list-item>
          <text:p text:style-name="Colored_20_code"><text:span text:style-name="T11"><text:s text:c="2"/></text:span><text:span text:style-name="T16">print</text:span><text:span text:style-name="T11"> </text:span><text:span text:style-name="T14">'Nous ne connaissons pas votre âge'</text:span><text:span text:style-name="T11"> </text:span></text:p>
        </text:list-item>
        <text:list-item>
          <text:p text:style-name="Colored_20_code"/>
        </text:list-item>
        <text:list-item>
          <text:p text:style-name="Colored_20_code"><text:span text:style-name="T16">elif</text:span><text:span text:style-name="T11"> </text:span><text:span text:style-name="T16">not</text:span><text:span text:style-name="T11"> </text:span><text:span text:style-name="T10">(</text:span><text:span text:style-name="T7">nom</text:span><text:span text:style-name="T11"> </text:span><text:span text:style-name="T16">or</text:span><text:span text:style-name="T11"> age</text:span><text:span text:style-name="T10">):</text:span><text:span text:style-name="T11"> </text:span></text:p>
        </text:list-item>
        <text:list-item>
          <text:p text:style-name="Colored_20_code"><text:span text:style-name="T11"><text:s text:c="2"/></text:span><text:span text:style-name="T16">print</text:span><text:span text:style-name="T11"> </text:span><text:span text:style-name="T17">'''Bonjour anonyme, </text:span></text:p>
        </text:list-item>
        <text:list-item>
          <text:p text:style-name="Colored_20_code">nous ne connaissons pas votre âge'''</text:p>
        </text:list-item>
        <text:list-item>
          <text:p text:style-name="Colored_20_code"/>
        </text:list-item>
        <text:list-item>
          <text:p text:style-name="Colored_20_code"><text:span text:style-name="T16">else</text:span><text:span text:style-name="T10">:</text:span><text:span text:style-name="T11"> </text:span></text:p>
        </text:list-item>
        <text:list-item>
          <text:p text:style-name="Colored_20_code"><text:span text:style-name="T11"><text:s text:c="2"/></text:span><text:span text:style-name="T18"># formatage avec plusieurs variables </text:span></text:p>
        </text:list-item>
        <text:list-item>
          <text:p text:style-name="P26"><text:span text:style-name="T13"><text:s text:c="2"/></text:span><text:span text:style-name="T16">print</text:span><text:span text:style-name="T13"> </text:span><text:span text:style-name="T15">"Vous vous appelez %s et vous avez %s ans"</text:span><text:span text:style-name="T13"> </text:span><text:span text:style-name="T10">%</text:span><text:span text:style-name="T13"> </text:span><text:span text:style-name="T10">(nom,</text:span><text:span text:style-name="T13"> age</text:span><text:span text:style-name="T10">)</text:span></text:p>
        </text:list-item>
      </text:list>
      <text:p text:style-name="Standard"/>
      <text:p text:style-name="Standard"><text:change text:change-id="ct45876512"/><text:change text:change-id="ct139829990247360"/><text:change text:change-id="ct45944624"/><text:change-start text:change-id="ct45948160"/>Ceci est votre<text:change-end text:change-id="ct45948160"/> premier contact avec la syntaxe des blocs en Python : conditions, boucles, fonctions, classes, etc. Tous les blocs sont ainsi organisés :</text:p>
      <text:p text:style-name="Standard"/>
      <text:list xml:id="list1869412019" text:style-name="L2">
        <text:list-item>
          <text:p text:style-name="P15">Pas de <text:span text:style-name="Code">{}</text:span>;</text:p>
        </text:list-item>
        <text:list-item>
          <text:p text:style-name="P15">La première ligne se finit par <text:span text:style-name="Code">:</text:span>;</text:p>
        </text:list-item>
        <text:list-item>
          <text:p text:style-name="P15">Le bloc est ensuite délimité par l'indentation. C'est donc l'espace avant une ligne qui détermine si celle-ci appartient au <text:span text:style-name="Code">if / else</text:span> au-dessus.</text:p>
        </text:list-item>
      </text:list>
      <text:list xml:id="list1194225139" text:style-name="L3">
        <text:list-header>
          <text:p text:style-name="P16"/>
        </text:list-header>
      </text:list>
      <text:p text:style-name="Standard"><text:span text:style-name="T1">Vous êtes donc forcé d'indenter votre code</text:span>, et de manière consistante. Ne pas le faire ou mal le faire (comme mélanger des tabulations et des espaces) sera sanctionné d'un <text:span text:style-name="Code">IndentationError</text:span>. </text:p>
      <text:p text:style-name="Standard"/>
      <text:p text:style-name="Standard">Ici, nous démontrons donc la syntaxe d'un classique <text:span text:style-name="Code">if / else</text:span>, avec quelques spécificités :</text:p>
      <text:p text:style-name="Standard"/>
      <text:list xml:id="list1645858582" text:style-name="L4">
        <text:list-item>
          <text:p text:style-name="P17">La plupart des langages utilisent <text:span text:style-name="Code">!</text:span> Pour la négation. Python utilise le mot-clé <text:span text:style-name="Code">not</text:span>;</text:p>
        </text:list-item>
        <text:list-item>
          <text:p text:style-name="P17">Les parenthèses sont facultatives (mais elles permettent de changer la priorité des opérateurs) ;</text:p>
        </text:list-item>
        <text:list-item>
          <text:p text:style-name="P17"><text:span text:style-name="Code">elif</text:span> est un raccourci équivalent à l’enchaînement d'un <text:span text:style-name="Code">else</text:span> et d'un <text:span text:style-name="Code">if</text:span>. On peut en rajouter autant que nécessaire . Comme le <text:span text:style-name="Code">else</text:span>, il est facultatif.</text:p>
        </text:list-item>
      </text:list>
      <text:p text:style-name="Standard"/>
      <text:p text:style-name="Standard">Si vous avez l’œil, vous aurez notez plusieurs syntaxes différentes pour nos tests de noms et d 'âge. C'est volontaire, afin de vous laisser comparer :</text:p>
      <text:p text:style-name="Standard"/>
      <text:p text:style-name="P3"><text:span text:style-name="T16">if</text:span><text:span text:style-name="T11"> age </text:span><text:span text:style-name="T10">!=</text:span><text:span text:style-name="T11"> </text:span><text:span text:style-name="T14">""</text:span><text:span text:style-name="T11"> </text:span><text:span text:style-name="T16">and</text:span><text:span text:style-name="T11"> </text:span><text:span text:style-name="T7">nom</text:span><text:span text:style-name="T11"> </text:span><text:span text:style-name="T10">==</text:span><text:span text:style-name="T11"> </text:span><text:span text:style-name="T14">""</text:span><text:span text:style-name="T10">:</text:span></text:p>
      <text:p text:style-name="Standard"/>
      <text:p text:style-name="Standard">Ce test est <text:s/>assez classique, on vérifie l'égalité ou la différence avec une chaîne vide. Ceci l'est moins :</text:p>
      <text:p text:style-name="Standard"/>
      <text:p text:style-name="P3"><text:span text:style-name="T16">elif</text:span><text:span text:style-name="T11"> </text:span><text:span text:style-name="T7">nom</text:span><text:span text:style-name="T11"> </text:span><text:span text:style-name="T16">and</text:span><text:span text:style-name="T11"> </text:span><text:span text:style-name="T16">not</text:span><text:span text:style-name="T11"> age</text:span><text:span text:style-name="T10">:</text:span><text:span text:style-name="T11"> </text:span></text:p>
      <text:p text:style-name="P4">[...]</text:p>
      <text:p text:style-name="P3"><text:span text:style-name="T16">elif</text:span><text:span text:style-name="T11"> </text:span><text:span text:style-name="T16">not</text:span><text:span text:style-name="T11"> </text:span><text:span text:style-name="T10">(</text:span><text:span text:style-name="T7">nom</text:span><text:span text:style-name="T11"> </text:span><text:span text:style-name="T16">or</text:span><text:span text:style-name="T11"> age</text:span><text:span text:style-name="T10">):</text:span><text:span text:style-name="T11"> </text:span></text:p>
      <text:p text:style-name="Standard"/>
      <text:p text:style-name="Standard">Cette approche est plus connue des programmeurs de langages dynamiques que statiques. Pour comprendre cela, lancez votre shell Python et essayez ceci :</text:p>
      <text:p text:style-name="Standard"/>
      <text:p text:style-name="Code_20_block"><text:span text:style-name="T19">&gt;&gt;&gt;</text:span> nom = "Paul Emploi" # les américains ont bien Steve Jobs... <office:annotation><dc:creator>D B</dc:creator><dc:date>2011-11-21T11:33:14</dc:date><text:p text:style-name="P31"><text:span text:style-name="T20">j’ai un souci : &gt;&gt;&gt; nom = "paul" #les amé</text:span></text:p><text:p text:style-name="P31"><text:span text:style-name="T20">Unsupported characters in input, j’ai pourtant réglé le tout sur utf-8</text:span></text:p></office:annotation><office:annotation><dc:creator>kevin </dc:creator><dc:date>2011-11-27T22:15:01</dc:date><text:p><text:span text:style-name="T23">Répondre à D B (21/11/2011, 11:33): Etes vous dans un shell comme présupposé dans la phrase ? Il n'y a pas de réglage d'encoding dans un shell, tout est automatique. Si vous l'avez mis dans un fichier et essayé de l'exécuté, cette erreur est souvent du au fait que vous déclarez le fichier en UTF8 alors que votre éditeur le sauvegarde dans un notre encodage. J'ai rajouté une note plus haut à ce propos. Dans tous les cas faites mois savoir ce qu'il est en pour vous. Il serait dommage que des lecteurs soient bloqués au même niveau que vous.</text:span></text:p></office:annotation><text:change-start text:change-id="ct139829990660528"/><office:annotation><dc:creator>D B</dc:creator><dc:date>2011-11-30T18:10:05</dc:date><text:p text:style-name="P31"><text:span text:style-name="T21">Répondre à kevin <text:s/>(27/11/2011, 22:15): "..."</text:span></text:p><text:p><text:span text:style-name="T22"><text:s/></text:span><text:span text:style-name="T22">dans un terminal c’est ok  mais dans le shell python cela ne fonctionne pas</text:span></text:p><text:p><text:span text:style-name="T22"/></text:p></office:annotation><text:change-end text:change-id="ct139829990660528"/><text:change-start text:change-id="ct45977504"/><office:annotation><dc:creator>kevin </dc:creator><dc:date>2011-12-20T18:05:43</dc:date><text:p text:style-name="P32"><text:span text:style-name="T26">Répondre à D B (30/11/2011, 18:10): "..."</text:span></text:p><text:p><text:span text:style-name="T24">Je crois que nous avons vu cela par email</text:span></text:p></office:annotation><text:change-end text:change-id="ct45977504"/><text:line-break/><text:span text:style-name="T19">&gt;&gt;&gt;</text:span> nom == "" # est-ce que 'nom' est une chaîne vide ?<text:line-break/>False <text:line-break/><text:span text:style-name="T19">&gt;&gt;&gt;</text:span> nom != "" # est-e que 'nom' n'est pas une chaîne vide ?<text:line-break/>True</text:p>
      <text:p text:style-name="Standard">On voit ici que l'opérateur de comparaison renvoie <text:span text:style-name="Code">True</text:span>, ou <text:span text:style-name="Code">False</text:span>, les valeurs booléennes Python. C'est ce résultat qu'utilise <text:span text:style-name="Code">if / else</text:span> pour savoir si la condition passe ou non.</text:p>
      <text:p text:style-name="Standard"/>
      <text:p text:style-name="Standard">Or il se trouve qu'en Python, tout, absolument tout, possède une valeur booléenne, que l'on peut connaître en utilisant la fonction <text:span text:style-name="Code">bool()</text:span>. En particulier, les séquences vides sont considérées comme « fausses » dans un contexte booléen. <text:soft-page-break/>Les séquences d'un élément ou plus, sont considérées comme « vraies ». C'est le cas des chaînes de caractères :</text:p>
      <text:p text:style-name="Standard"/>
      <text:p text:style-name="Code_20_block"><text:span text:style-name="T19">&gt;&gt;&gt;</text:span> bool(nom) # quelle est la valeur booléenne de 'nom' ?<text:line-break/>True <text:line-break/><text:span text:style-name="T19">&gt;&gt;&gt;</text:span> bool("") # quelle est la valeur booléenne d'une chaîne vide ?<text:line-break/>False </text:p>
      <text:p text:style-name="Text_20_body">Ainsi, <text:s/><text:span text:style-name="Code">if nom and not âge</text:span> vérifie que <text:span text:style-name="Code">nom</text:span> ne soit pas <text:span text:style-name="Code">False</text:span>, donc pas vide. Et que âge soit <text:span text:style-name="Code">False</text:span>, donc une chaîne vide.</text:p>
      <text:p text:style-name="Text_20_body">Il est naturel et recommandé en Python de faire <text:span text:style-name="Code">if variable</text:span>, plutôt que <text:span text:style-name="Code">if variable == valeur_vide</text:span> quand on veut vérifier qu'une séquence est vide. </text:p>
      <text:p text:style-name="Text_20_body"><text:change-start text:change-id="ct46772848"/>Ensuite, <text:change-end text:change-id="ct46772848"/><text:change text:change-id="ct43109424"/><text:s/><text:span text:style-name="Code">print </text:span>:</text:p>
      <text:p text:style-name="P14"/>
      <text:p text:style-name="P23"><text:span text:style-name="T11"><text:s text:c="2"/></text:span><text:span text:style-name="T16">print</text:span><text:span text:style-name="T11"> </text:span><text:span text:style-name="T14">'Bonjour anonyme'</text:span><text:span text:style-name="T11"> </text:span></text:p>
      <text:list xml:id="list1082458741" text:continue-list="list2105718184" text:style-name="Colored_20_code_20_numerotation">
        <text:list-header>
          <text:p text:style-name="Colored_20_code"/>
        </text:list-header>
      </text:list>
      <text:p text:style-name="Standard">Comme vous pouvez vous en douter, le mot-clé <text:span text:style-name="Code">print</text:span> sert à afficher une chaîne de caractères dans le terminal. Il n'y a rien de particulier à savoir<text:change-start text:change-id="ct41497968"/>, <text:change-end text:change-id="ct41497968"/><text:change text:change-id="ct46359344"/><text:s/><text:change-start text:change-id="ct28488000"/>à part <text:change-end text:change-id="ct28488000"/>qu'une <text:change-start text:change-id="ct43258304"/>des chaînes <text:change-end text:change-id="ct43258304"/>utilise le triple quote pour s'étaler sur plusieurs lignes :</text:p>
      <text:list xml:id="list84895665" text:continue-numbering="true" text:style-name="Colored_20_code_20_numerotation">
        <text:list-header>
          <text:p text:style-name="P24"/>
        </text:list-header>
      </text:list>
      <text:p text:style-name="P23"><text:span text:style-name="T11"><text:s text:c="2"/></text:span><text:span text:style-name="T16">print</text:span><text:span text:style-name="T11"> </text:span><text:span text:style-name="T17">'''Bonjour anonyme, </text:span></text:p>
      <text:p text:style-name="P23">nous ne connaissons pas votre âge'''</text:p>
      <text:p text:style-name="Standard"/>
      <text:p text:style-name="Standard"><text:change text:change-id="ct46365072"/>Comme dans la plupart des langages, vous pouvez utiliser l'opérateur <text:span text:style-name="Code">+</text:span> pour <text:change-start text:change-id="ct139829995041328"/>c<text:change-end text:change-id="ct139829995041328"/><text:change text:change-id="ct139829995377760"/>e faire. Essayez dans votre shell :</text:p>
      <text:p text:style-name="Standard"/>
      <text:p text:style-name="Code_20_block"><text:span text:style-name="T19">&gt;&gt;&gt;</text:span> age = "42" <text:line-break/><text:span text:style-name="T19">&gt;&gt;&gt;</text:span> phrase = 'Vous avez ' + age + ' ans' <text:line-break/><text:span text:style-name="T19">&gt;&gt;&gt;</text:span> print phrase <text:line-break/>Vous avez 42 ans</text:p>
      <text:p text:style-name="Standard"/>
      <text:p text:style-name="Standard">Ce n'est cependant pas la manière recommandée. Il est plus efficace et robuste d'utiliser l'opérateur <text:span text:style-name="Code">%</text:span>, qui remplace tous les marqueurs de la chaîne à sa gauche par les valeurs des variables à sa droite :</text:p>
      <text:p text:style-name="Standard"/>
      <text:p text:style-name="P27"><text:span text:style-name="T16">print</text:span><text:span text:style-name="T13"> </text:span><text:span text:style-name="T15">"Vous vous appelez %s et vous avez %s ans"</text:span><text:span text:style-name="T13"> </text:span><text:span text:style-name="T10">%</text:span><text:span text:style-name="T13"> </text:span><text:span text:style-name="T10">(nom,</text:span><text:span text:style-name="T13"> age</text:span><text:span text:style-name="T10">)</text:span></text:p>
      <text:p text:style-name="Standard"/>
      <text:p text:style-name="Standard">Ceci va insérer la valeur de nom à la place du premier <text:span text:style-name="Code">%s</text:span>, et la valeur de <text:span text:style-name="Code">age</text:span> à la place du second <text:span text:style-name="Code">%s</text:span>.</text:p>
      <text:p text:style-name="Standard">Cela est plus efficace parce qu'on a pas à jouer avec la fermeture et l'ouverture des chaînes, et plus robuste car la conversion de type est faite automatiquement. <text:span text:style-name="T1">Python est en effet fortement typé</text:span>, et nous verrons que cela joue sur la concaténation.</text:p>
      <text:h text:style-name="Heading_20_2" text:outline-level="2">Un peu de théorie</text:h>
      <text:h text:style-name="Heading_20_3" text:outline-level="3">Variables</text:h>
      <text:p text:style-name="Standard"/>
      <text:p text:style-name="Standard">Python est un langage à <text:span text:style-name="T1">typage dynamique</text:span> comme en PHP ou en Ruby, et les variables se déclarent donc sans artifice : pas de mot-clé, pas de déclaration de type. Il n'y a pas de caractères spéciaux à utiliser pour le nom. <text:s/>En revanche, Python est un langage à <text:span text:style-name="T1">typage fort</text:span>, comme en C ou en Java.</text:p>
      <text:p text:style-name="Standard"/>
      <text:p text:style-name="Standard">Pour résumer cela rapidement :</text:p>
      <text:p text:style-name="Standard"/>
      <text:p text:style-name="Standard"/>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table-cell table:style-name="Tableau1.A1" office:value-type="string">
            <text:p text:style-name="P7"/>
          </table:table-cell>
          <table:table-cell table:style-name="Tableau1.A1" office:value-type="string">
            <text:p text:style-name="P8">Mot-clé</text:p>
          </table:table-cell>
          <table:table-cell table:style-name="Tableau1.A1" office:value-type="string">
            <text:p text:style-name="P8">Déclaration de type</text:p>
          </table:table-cell>
          <table:table-cell table:style-name="Tableau1.A1" office:value-type="string">
            <text:p text:style-name="P8">Caractères spéciaux</text:p>
          </table:table-cell>
          <table:table-cell table:style-name="Tableau1.A1" office:value-type="string">
            <text:p text:style-name="P8">Typage</text:p>
          </table:table-cell>
          <table:table-cell table:style-name="Tableau1.F1" office:value-type="string">
            <text:p text:style-name="P8">Constantes</text:p>
          </table:table-cell>
        </table:table-row>
        <text:soft-page-break/>
        <table:table-row>
          <table:table-cell table:style-name="Tableau1.A2" office:value-type="string">
            <text:p text:style-name="P9">C</text:p>
          </table:table-cell>
          <table:table-cell table:style-name="Tableau1.B2" office:value-type="string">
            <text:p text:style-name="P7">Aucun</text:p>
          </table:table-cell>
          <table:table-cell table:style-name="Tableau1.A2" office:value-type="string">
            <text:p text:style-name="P7">Oui</text:p>
          </table:table-cell>
          <table:table-cell table:style-name="Tableau1.B2" office:value-type="string">
            <text:p text:style-name="P7">Non</text:p>
          </table:table-cell>
          <table:table-cell table:style-name="Tableau1.B2" office:value-type="string">
            <text:p text:style-name="P7">Fort</text:p>
          </table:table-cell>
          <table:table-cell table:style-name="Tableau1.F7" office:value-type="string">
            <text:p text:style-name="P7">Oui</text:p>
          </table:table-cell>
        </table:table-row>
        <table:table-row>
          <table:table-cell table:style-name="Tableau1.A2" office:value-type="string">
            <text:p text:style-name="P9">C#</text:p>
          </table:table-cell>
          <table:table-cell table:style-name="Tableau1.B2" office:value-type="string">
            <text:p text:style-name="P7">Aucun</text:p>
          </table:table-cell>
          <table:table-cell table:style-name="Tableau1.A2" office:value-type="string">
            <text:p text:style-name="P7">Oui</text:p>
          </table:table-cell>
          <table:table-cell table:style-name="Tableau1.B2" office:value-type="string">
            <text:p text:style-name="P7">Non</text:p>
          </table:table-cell>
          <table:table-cell table:style-name="Tableau1.B2" office:value-type="string">
            <text:p text:style-name="P7">Fort</text:p>
          </table:table-cell>
          <table:table-cell table:style-name="Tableau1.F7" office:value-type="string">
            <text:p text:style-name="P7">Oui</text:p>
          </table:table-cell>
        </table:table-row>
        <table:table-row>
          <table:table-cell table:style-name="Tableau1.A2" office:value-type="string">
            <text:p text:style-name="P9">Java</text:p>
          </table:table-cell>
          <table:table-cell table:style-name="Tableau1.B2" office:value-type="string">
            <text:p text:style-name="P7">Aucun</text:p>
          </table:table-cell>
          <table:table-cell table:style-name="Tableau1.A2" office:value-type="string">
            <text:p text:style-name="P7">Oui</text:p>
          </table:table-cell>
          <table:table-cell table:style-name="Tableau1.B2" office:value-type="string">
            <text:p text:style-name="P7">Non</text:p>
          </table:table-cell>
          <table:table-cell table:style-name="Tableau1.B2" office:value-type="string">
            <text:p text:style-name="P7">Fort</text:p>
          </table:table-cell>
          <table:table-cell table:style-name="Tableau1.F7" office:value-type="string">
            <text:p text:style-name="P7">Oui</text:p>
          </table:table-cell>
        </table:table-row>
        <table:table-row>
          <table:table-cell table:style-name="Tableau1.A2" office:value-type="string">
            <text:p text:style-name="P9">Ruby</text:p>
          </table:table-cell>
          <table:table-cell table:style-name="Tableau1.B2" office:value-type="string">
            <text:p text:style-name="P7">Aucun</text:p>
          </table:table-cell>
          <table:table-cell table:style-name="Tableau1.B2" office:value-type="string">
            <text:p text:style-name="P7">Non</text:p>
          </table:table-cell>
          <table:table-cell table:style-name="Tableau1.A2" office:value-type="string">
            <text:p text:style-name="P7">@ pour les attributs</text:p>
          </table:table-cell>
          <table:table-cell table:style-name="Tableau1.B2" office:value-type="string">
            <text:p text:style-name="P7">Fort</text:p>
          </table:table-cell>
          <table:table-cell table:style-name="Tableau1.F7" office:value-type="string">
            <text:p text:style-name="P7">Modifiables</text:p>
          </table:table-cell>
        </table:table-row>
        <table:table-row table:style-name="Tableau1.6">
          <table:table-cell table:style-name="Tableau1.A2" office:value-type="string">
            <text:p text:style-name="P9">PHP</text:p>
          </table:table-cell>
          <table:table-cell table:style-name="Tableau1.B2" office:value-type="string">
            <text:p text:style-name="P7">Aucun</text:p>
          </table:table-cell>
          <table:table-cell table:style-name="Tableau1.C6" office:value-type="string">
            <text:p text:style-name="P7">Non</text:p>
          </table:table-cell>
          <table:table-cell table:style-name="Tableau1.A2" office:value-type="string">
            <text:p text:style-name="P7">$</text:p>
          </table:table-cell>
          <table:table-cell table:style-name="Tableau1.A2" office:value-type="string">
            <text:p text:style-name="P7">Faible</text:p>
          </table:table-cell>
          <table:table-cell table:style-name="Tableau1.F7" office:value-type="string">
            <text:p text:style-name="P7">Oui</text:p>
          </table:table-cell>
        </table:table-row>
        <table:table-row>
          <table:table-cell table:style-name="Tableau1.A2" office:value-type="string">
            <text:p text:style-name="P9">Perl</text:p>
          </table:table-cell>
          <table:table-cell table:style-name="Tableau1.B2" office:value-type="string">
            <text:p text:style-name="P7">Aucun</text:p>
          </table:table-cell>
          <table:table-cell table:style-name="Tableau1.A2" office:value-type="string">
            <text:p text:style-name="P7">Structures uniquement</text:p>
          </table:table-cell>
          <table:table-cell table:style-name="Tableau1.A2" office:value-type="string">
            <text:p text:style-name="P7">$, @ et %</text:p>
          </table:table-cell>
          <table:table-cell table:style-name="Tableau1.A2" office:value-type="string">
            <text:p text:style-name="P7">Faible</text:p>
          </table:table-cell>
          <table:table-cell table:style-name="Tableau1.F7" office:value-type="string">
            <text:p text:style-name="P7">Oui</text:p>
          </table:table-cell>
        </table:table-row>
        <table:table-row table:style-name="Tableau1.8">
          <table:table-cell table:style-name="Tableau1.A2" office:value-type="string">
            <text:p text:style-name="P9">Javascript</text:p>
          </table:table-cell>
          <table:table-cell table:style-name="Tableau1.A2" office:value-type="string">
            <text:p text:style-name="P7">Var</text:p>
          </table:table-cell>
          <table:table-cell table:style-name="Tableau1.B2" office:value-type="string">
            <text:p text:style-name="P7">Non</text:p>
          </table:table-cell>
          <table:table-cell table:style-name="Tableau1.B2" office:value-type="string">
            <text:p text:style-name="P13">Non</text:p>
          </table:table-cell>
          <table:table-cell table:style-name="Tableau1.A2" office:value-type="string">
            <text:p text:style-name="P7">Faible</text:p>
          </table:table-cell>
          <table:table-cell table:style-name="Tableau1.F9" office:value-type="string">
            <text:p text:style-name="P7">Non</text:p>
          </table:table-cell>
        </table:table-row>
        <table:table-row>
          <table:table-cell table:style-name="Tableau1.B2" office:value-type="string">
            <text:p text:style-name="P11">Python</text:p>
          </table:table-cell>
          <table:table-cell table:style-name="Tableau1.B2" office:value-type="string">
            <text:p text:style-name="P7">Aucun</text:p>
          </table:table-cell>
          <table:table-cell table:style-name="Tableau1.B2" office:value-type="string">
            <text:p text:style-name="P7">Non</text:p>
          </table:table-cell>
          <table:table-cell table:style-name="Tableau1.B2" office:value-type="string">
            <text:p text:style-name="P7">Non</text:p>
          </table:table-cell>
          <table:table-cell table:style-name="Tableau1.B2" office:value-type="string">
            <text:p text:style-name="P7">Fort</text:p>
          </table:table-cell>
          <table:table-cell table:style-name="Tableau1.F9" office:value-type="string">
            <text:p text:style-name="P7">Non</text:p>
          </table:table-cell>
        </table:table-row>
      </table:table>
      <text:p text:style-name="Standard"/>
      <text:p text:style-name="Standard"/>
      <text:p text:style-name="Standard">Pour nommer ses variables, <text:span text:style-name="T1">on ne peut utiliser que les lettres de l'alphabet, des chiffres (sauf pour la première lettre) et le caractère </text:span><text:span text:style-name="Code"><text:span text:style-name="T1">_</text:span></text:span><text:span text:style-name="T1">.</text:span> C'est tout.</text:p>
      <text:p text:style-name="Standard"/>
      <text:p text:style-name="P6">Attention !</text:p>
      <text:p text:style-name="Attention">Le contenu d'une variable peut toujours être modifiée, <text:span text:style-name="T1">il n'y a pas de notion de constantes ou de variables privées en Python</text:span><text:change text:change-id="ct43276752"/><text:change text:change-id="ct43277392"/>. La communauté utilise des<text:span text:style-name="T1"> conventions de nommage</text:span> pour s'y retrouver<text:change-start text:change-id="ct21057456"/>, par exemple en mettant<text:change-end text:change-id="ct21057456"/><text:change text:change-id="ct51150400"/>le nom des variables destinées à la lecture seule sont en majuscules : <text:span text:style-name="Code">MODE_DEBUG = 1</text:span>.</text:p>
      <text:p text:style-name="Standard"/>
      <text:p text:style-name="Standard">L'inverse d'une assignation se fait à l'aide du mot clé <text:span text:style-name="Code">del</text:span>, qui supprime la référence d'une valeur, permettant au garbage collector de s'en occuper<text:change text:change-id="ct139829992162800"/><text:change-start text:change-id="ct139829995559152"/> <text:change-end text:change-id="ct139829995559152"/> :</text:p>
      <text:p text:style-name="Standard"/>
      <text:p text:style-name="Code_20_block"><text:span text:style-name="T19">&gt;&gt;&gt;</text:span> replique = "Votre prénom, c'est François c'est juste ?" <text:line-break/><text:span text:style-name="T19">&gt;&gt;&gt;</text:span> print replique <text:line-break/>Votre prénom, c'est François c'est juste ? <text:line-break/><text:span text:style-name="T19">&gt;&gt;&gt;</text:span> del replique # on supprime la référence <text:line-break/><text:span text:style-name="T19">&gt;&gt;&gt;</text:span> print replique <text:line-break/>Traceback (most recent call last): <text:line-break/> <text:s/>File "&lt;stdin&gt;", line 1, in &lt;module&gt; <text:line-break/>NameError: name 'replique' is not defined</text:p>
      <text:h text:style-name="Heading_20_3" text:outline-level="3">Chaînes de caractères</text:h>
      <text:p text:style-name="P2"/>
      <text:p text:style-name="P2">Les chaînes de caractères, ou « string », sont un type à part entière en Python et non un simple tableau de caractères comme en C. On peut s'en convaincre en utilisant la fonction <text:span text:style-name="Code">type()</text:span> :</text:p>
      <text:p text:style-name="Code_20_block"><text:span text:style-name="T19">&gt;&gt;&gt;</text:span> type('Je suis une chaîne') <text:line-break/>&lt;type 'str'&gt; </text:p>
      <text:p text:style-name="P2">Nous avons vu que les chaînes de caractères pouvaient se définir en utilisant <text:span text:style-name="Code">'</text:span> ou <text:span text:style-name="Code">"</text:span>. Ces notations étant équivalentes, on les échangent surtout pour encadrer les chaînes qui contiennent ces mêmes caractères :</text:p>
      <text:p text:style-name="Standard"/>
      <text:p text:style-name="Code_20_block"><text:span text:style-name="T19">&gt;&gt;&gt;</text:span> print 'Ils ont "nerfé" les infestateurs' # <text:s/>" =&gt; on quote avec '<text:line-break/>Ils ont "nerfé" les infestateurs <text:line-break/><text:span text:style-name="T19">&gt;&gt;&gt;</text:span> print "L'hiver approche" # ' =&gt; on quote avec "<text:line-break/>L'hiver approche <text:line-break/><text:span text:style-name="T19">&gt;&gt;&gt;</text:span> print '''Daniel a réalisé "l'ascension"''' # mélange =&gt; triple quote<text:line-break/>Daniel a réalisé "l'ascension"<text:line-break/><text:span text:style-name="T19">&gt;&gt;&gt;</text:span> print "\'" # il est toujours possible d’échapper un caractère avec \ <text:line-break/>'</text:p>
      <text:p text:style-name="Standard">Mais on utilise aussi les triples quotes (<text:span text:style-name="Code">'''</text:span> ou <text:span text:style-name="Code">"""</text:span>) pour étaler une chaîne sur plusieurs lignes :</text:p>
      <text:p text:style-name="Standard"><text:soft-page-break/></text:p>
      <text:p text:style-name="Code_20_block"><text:span text:style-name="T19">&gt;&gt;&gt;</text:span> print """Un chassou qui a du skill doit savoir <text:line-break/>... farmer sans son pet""" # <text:s/><text:line-break/>Un chassou qui a du skill doit savoir <text:line-break/>farmer sans son pet </text:p>
      <text:p text:style-name="Text_20_body">Notez le <text:span text:style-name="Code">…</text:span> que fait apparaître le shell Python quand une instruction s'étale sur plusieurs lignes. S’il apparaît, c'est qu'il reste quelque chose à fermer dans votre instruction : généralement une paire de parenthèses ou une chaîne.</text:p>
      <text:p text:style-name="Text_20_body">Vous constaterez cependant que votre saut de ligne a été intégré à la chaîne. Pour éviter cela, on peut faire une chaîne multi-lignes ainsi :</text:p>
      <text:p text:style-name="Code_20_block"><text:span text:style-name="T19">&gt;&gt;&gt;</text:span> print ('1 - Write string <text:s/>' <text:line-break/>... '2 - ... ? ' <text:line-break/>... '3 – Profits !') <text:line-break/>1 - Write string <text:s/>2 - ... ? 3 – Profits !</text:p>
      <text:p text:style-name="Text_20_body">Cette syntaxe étrange est le résultat de la combinaison de deux fonctionnalités de Python :</text:p>
      <text:list xml:id="list1822484256" text:style-name="L5">
        <text:list-item>
          <text:p text:style-name="P19">Quand un saut de ligne se trouve entre parenthèses, il est ignoré.</text:p>
        </text:list-item>
        <text:list-item>
          <text:p text:style-name="P19">Deux chaînes déclarées côte à côte sont fusionnées silencieusement par le parseur du code Python.</text:p>
        </text:list-item>
      </text:list>
      <text:p text:style-name="Text_20_body">La deuxième est source de bugs tordus que vous rencontrerez au moins une fois dans votre vie. Gardez là dans un coin de votre tête.</text:p>
      <text:p text:style-name="Text_20_body">Dernier rappel sur la concaténation :</text:p>
      <text:list xml:id="list2058166536" text:style-name="L6">
        <text:list-item>
          <text:p text:style-name="P20">On peut concaténer en utilisant <text:span text:style-name="Code">+</text:span>, mais ce n'est pas idéal.</text:p>
        </text:list-item>
        <text:list-item>
          <text:p text:style-name="P20"><text:span text:style-name="Code">%</text:span> permet d'insérer le contenu de variables dans un chaînes en lieu et place de marqueurs.</text:p>
        </text:list-item>
      </text:list>
      <text:p text:style-name="Text_20_body">Essayez dans un shell :</text:p>
      <text:p text:style-name="Code_20_block"><text:span text:style-name="T19">&gt;&gt;&gt;</text:span> mana1 = 'noir' <text:line-break/><text:span text:style-name="T19">&gt;&gt;&gt;</text:span> mana2 = 'rouge' <text:line-break/><text:span text:style-name="T19">&gt;&gt;&gt;</text:span> carte = 'Coûte un mana ' + mana1 + 'et un mana ' + mana2 <text:line-break/><text:span text:style-name="T19">&gt;&gt;&gt;</text:span> print carte <text:line-break/>Coûte un mana noir et un mana rouge <text:line-break/><text:span text:style-name="T19">&gt;&gt;&gt;</text:span> carte = 'Coûte un mana %s et un mana %s' % (mana2, mana1) <text:line-break/><text:span text:style-name="T19">&gt;&gt;&gt;</text:span> print carte <text:line-break/>Coûte un mana rouge et un mana noir </text:p>
      <text:p text:style-name="Text_20_body"><text:span text:style-name="Code">%s</text:span> n'est pas le seul marqueur. Il y en a d'autres, tel que <text:span text:style-name="Code">%f</text:span>, qui permettent des opérations de formatage variées comme choisir le nombre de chiffres significatifs :</text:p>
      <text:p text:style-name="Code_20_block"><text:span text:style-name="T19">&gt;&gt;&gt;</text:span> print "J'ai %s euros" % 100 # on a pas encore vu les entiers...<text:line-break/>J'ai 100 euros <text:line-break/><text:span text:style-name="T19">&gt;&gt;&gt;</text:span> print "J'ai %0.2f euros" % 100<text:line-break/>J'ai 100.00 euros</text:p>
      <text:p text:style-name="Text_20_body">La liste des marqueurs est longue. Ils sont tous listés dans la documentation officielle à laquelle je vous renvois donc. La plupart du temps vous utiliserez <text:span text:style-name="Code">%s</text:span> qui se contente de convertir automatiquement un objet en un chaîne de caractères.</text:p>
      <text:p text:style-name="Text_20_body">Enfin, les chaînes viennent avec leurs lots de notations pour insérer des caractères spéciaux qui sont assez standard : <text:span text:style-name="Code">\n</text:span> pour un saut de ligne, <text:span text:style-name="Code">\t</text:span> pour une tabulation, etc :</text:p>
      <text:p text:style-name="Code_20_block">&gt;&gt;&gt; print "10 étoiles:\n \tBas,\n \tR,\n \tHaut,\n \tL,\n \tY,\n \tB "<text:line-break/> 10 étoiles: <text:line-break/><text:tab/>Bas, <text:line-break/> <text:tab/>R, <text:line-break/> <text:tab/>Haut, <text:line-break/> <text:tab/>L, <text:line-break/><text:soft-page-break/> <text:tab/>Y, <text:line-break/> <text:tab/>B</text:p>
      <text:h text:style-name="P30" text:outline-level="3">Conditions</text:h>
      <text:p text:style-name="P5">Avant d'aller plus loin, inutile de chercher un moyen de passer outre l'indentation obligatoire de Python, il n'y en a pas. Pas de configuration possible, d'instruction préprocesseurs, d'alias ou de formule magique. Vous allez devoir indenter votre code :</text:p>
      <text:p text:style-name="Code_20_block">début du bloc:<text:line-break/> <text:s text:c="3"/>ligne du bloc<text:line-break/> <text:s text:c="3"/>ligne du bloc<text:line-break/><text:line-break/>ligne hors du bloc</text:p>
      <text:p text:style-name="Standard"><text:span text:style-name="T1">La convention est d'utiliser 4 espaces</text:span>. Dans tous les cas, choisissez un style et tenez vous-y. </text:p>
      <text:p text:style-name="Standard"/>
      <text:p text:style-name="Text_20_body">Comme nous l'avons vu plus haut, les conditions en Python sont très classiques <text:span text:style-name="Code">if</text:span>, <text:span text:style-name="Code">elif</text:span> (facultatif), <text:span text:style-name="Code">else</text:span> (facultatif). Les parenthèses sont aussi facultatives, et on les utilise en général uniquement pour changer la priorité des opérateurs. Petit récapitulatif :</text:p>
      <text:p text:style-name="Text_20_body"/>
      <table:table table:name="Tableau2" table:style-name="Tableau2">
        <table:table-column table:style-name="Tableau2.A" table:number-columns-repeated="2"/>
        <table:table-column table:style-name="Tableau2.C"/>
        <table:table-row>
          <table:table-cell table:style-name="Tableau2.A1" office:value-type="string">
            <text:p text:style-name="P9">Opérations</text:p>
          </table:table-cell>
          <table:table-cell table:style-name="Tableau2.A1" office:value-type="string">
            <text:p text:style-name="P8">Python</text:p>
          </table:table-cell>
          <table:table-cell table:style-name="Tableau2.C1" office:value-type="string">
            <text:p text:style-name="P8">La plupart des autres langages</text:p>
          </table:table-cell>
        </table:table-row>
        <table:table-row>
          <table:table-cell table:style-name="Tableau2.A2" office:value-type="string">
            <text:p text:style-name="P10">Egalité</text:p>
          </table:table-cell>
          <table:table-cell table:style-name="Tableau2.A2" office:value-type="string">
            <text:p text:style-name="P12"><text:s/>==</text:p>
          </table:table-cell>
          <table:table-cell table:style-name="Tableau2.C2" office:value-type="string">
            <text:p text:style-name="P12"><text:s/>==</text:p>
          </table:table-cell>
        </table:table-row>
        <table:table-row>
          <table:table-cell table:style-name="Tableau2.A2" office:value-type="string">
            <text:p text:style-name="P10">Différence</text:p>
          </table:table-cell>
          <table:table-cell table:style-name="Tableau2.A2" office:value-type="string">
            <text:p text:style-name="P12">!=</text:p>
          </table:table-cell>
          <table:table-cell table:style-name="Tableau2.C2" office:value-type="string">
            <text:p text:style-name="P12">!=</text:p>
          </table:table-cell>
        </table:table-row>
        <table:table-row>
          <table:table-cell table:style-name="Tableau2.A2" office:value-type="string">
            <text:p text:style-name="P10">Négation</text:p>
          </table:table-cell>
          <table:table-cell table:style-name="Tableau2.A2" office:value-type="string">
            <text:p text:style-name="P12">not</text:p>
          </table:table-cell>
          <table:table-cell table:style-name="Tableau2.C2" office:value-type="string">
            <text:p text:style-name="P12">!</text:p>
          </table:table-cell>
        </table:table-row>
        <table:table-row>
          <table:table-cell table:style-name="Tableau2.A2" office:value-type="string">
            <text:p text:style-name="P10">Est vide ?</text:p>
          </table:table-cell>
          <table:table-cell table:style-name="Tableau2.A2" office:value-type="string">
            <text:p text:style-name="P12">If variable</text:p>
          </table:table-cell>
          <table:table-cell table:style-name="Tableau2.C2" office:value-type="string">
            <text:p text:style-name="P12">If variable == element_vide</text:p>
          </table:table-cell>
        </table:table-row>
      </table:table>
      <text:p text:style-name="Text_20_body"/>
      <text:p text:style-name="Text_20_body">De fait, tous les objets en Python (et tout est objet, comme nous le verrons plus tard), ont une valeur dans un contexte booléens. Il est de bon ton de tester cette valeur directement aussi souvent que possible :</text:p>
      <text:p text:style-name="Text_20_body">Ainsi on évitera ceci :</text:p>
      <text:p text:style-name="Code_20_block"><text:span text:style-name="T19">&gt;&gt;&gt;</text:span> test = 'Timmy' <text:line-break/><text:span text:style-name="T19">&gt;&gt;&gt;</text:span> if test != '':<text:line-break/>... <text:s text:c="4"/>print "We're gona need another Timmy" <text:line-break/>... <text:line-break/>We're gona need another Timmy</text:p>
      <text:p text:style-name="Text_20_body">Au profit de :</text:p>
      <text:p text:style-name="Code_20_block"><text:span text:style-name="T19">&gt;&gt;&gt;</text:span> if test: <text:line-break/>... <text:s text:c="4"/>print "We're gona need another Timmy" <text:line-break/>... <text:line-break/>We're gona need another Timmy</text:p>
      <text:p text:style-name="Text_20_body">C'est une simple question de style. Il n'y a pas de pénalité autre que la lisibilité, mais en Python la lisibilité compte énormément, puisque c'est la grande force du langage.</text:p>
      <text:p text:style-name="Text_20_body">Vous utilisez ainsi le fait qu'une chaîne vide est considérée comme fausse dans un contexte booléen. On peut vérifier la valeur booléenne de chaque objet en utilisant <text:span text:style-name="Code">bool()</text:span> :</text:p>
      <text:p text:style-name="Code_20_block"><text:span text:style-name="T19">&gt;&gt;&gt;</text:span> plein = 'Un clavier azerty en vaut deux' <text:line-break/><text:span text:style-name="T19">&gt;&gt;&gt;</text:span> vide = ''<text:line-break/><text:span text:style-name="T19">&gt;&gt;&gt;</text:span> bool(plein) <text:line-break/>True <text:line-break/><text:span text:style-name="T19">&gt;&gt;&gt;</text:span> bool(vide) <text:line-break/>False <text:line-break/><text:soft-page-break/><text:span text:style-name="T19">&gt;&gt;&gt;</text:span> plein != '' <text:line-break/>True <text:line-break/><text:span text:style-name="T19">&gt;&gt;&gt;</text:span> vide == '' <text:line-break/>True </text:p>
      <text:p text:style-name="Text_20_body">En conclusion, vous noterez que Python possède deux valeurs dédiées à la logique booléenne : <text:span text:style-name="Code">True</text:span> et <text:span text:style-name="Code">False</text:span>. Pas besoin d'utiliser des entiers, donc, même si cela est possible. Attention à la majuscule, <text:span text:style-name="T1">Python est toujours sensible à la casse</text:span>.</text:p>
      <text:h text:style-name="Heading_20_2" text:outline-level="2">Aller plus loin</text:h>
      <text:p text:style-name="Text_20_body">Les exemples de ce livre sont pour la plupart en français, mais généralement les noms de variables sont bien entendu en anglais. Python avant la version 3 n'accepte d'ailleurs pas de caractères non-ASCII dans les noms de variable.</text:p>
      <text:p text:style-name="Text_20_body">Il existe une convention de style pour le code Python, appelée le <text:span text:style-name="T1">PEP8</text:span><text:span text:style-name="T1"><text:note text:id="ftn2" text:note-class="footnote"><text:note-citation>2</text:note-citation><text:note-body><text:p text:style-name="Footnote">http://www.python.org/dev/peps/pep-0008/</text:p></text:note-body></text:note></text:span>. La communauté Python essaye de s'y tenir, et cela s'applique à la manière d'écrire les variables.</text:p>
      <text:p text:style-name="Text_20_body">Dans leurs formes les plus simples, le PEP8 recommande que les variables s'écrivent en minuscules en utilisant <text:span text:style-name="Code">_ </text:span>comme séparateur de mot. Par exemple : <text:span text:style-name="Code">first_name</text:span>.</text:p>
      <text:p text:style-name="Text_20_body">Il reste néanmoins quelques rares bibliothèques (telle que <text:span text:style-name="Code">unittest</text:span>) qui possèdent des variables en camelCase. Ce n'est pas recommandé.</text:p>
      <text:p text:style-name="Text_20_body">D'une manière générale, Python privilégie les noms explicites. Les noms très longs tels que <text:span text:style-name="Code">dev_streaming_server_ip</text:span> sont conseillés et appréciés.</text:p>
      <text:p text:style-name="Text_20_body">Il est possible de rendre une variable difficilement accessible en jouant avec les accesseurs (pour simuler des constantes), ou en préfixant son nom de <text:span text:style-name="Code">__</text:span>, c'est à dire deux fois <text:span text:style-name="Code">_</text:span>. C'est ce qu'il y a de plus proche d'une variable privée. Gardez néanmoins à l'esprit qu'il y a toujours un moyen de contournement. En pratique, je n'ai jamais vu aucune bibliothèque majeure faire usage de <text:span text:style-name="Code">__</text:span>.</text:p>
      <text:p text:style-name="Text_20_body">La syntaxe Python est sans doute le premier critère d'attachement ou de rejet du langage. Sachez tout de même que si vous en avez marre des erreurs d'indentation dans le shell, il est possible de définir des blocs sur une ligne, et de séparer ce qui devrait être chaque ligne avec un <text:span text:style-name="Code">;</text:span>. Attention au one-liner de 3 km...</text:p>
      <text:p text:style-name="Text_20_body">Enfin la syntaxe de la version 3 de Python, pour le moment peu utilisée, est incompatible avec la précédente. Ce qui saute aux yeux en premier, c'est la conversion du mot-clé <text:span text:style-name="Code">print</text:span> en fonction <text:span text:style-name="Code">print()</text:span>. Si vous utilisez Python 2.7, la plupart des fonctionnalités de Python 3 ont été backportées, et vous pouvez déjà utiliser la fonction <text:span text:style-name="Code">print()</text:span> si vous voulez vous préparer pour l'avenir (lointa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ucida Sans1" svg:font-family="'Lucida Sans'"/>
    <style:font-face style:name="OpenSymbol" svg:font-family="OpenSymbol"/>
    <style:font-face style:name="Times" svg:font-family="Times"/>
    <style:font-face style:name="!Bitstream Vera Serif" svg:font-family="'!Bitstream Vera Serif'" style:font-family-generic="roman"/>
    <style:font-face style:name="Lucida Grande" svg:font-family="'Lucida Grande'" style:font-family-generic="swiss"/>
    <style:font-face style:name="Ubuntu" svg:font-family="Ubuntu" style:font-family-generic="swiss"/>
    <style:font-face style:name="!Bitstream Vera Sans Mono" svg:font-family="'!Bitstream Vera Sans Mono'"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0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text-properties style:font-name="Times" fo:font-size="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fo:font-size="12pt" style:font-name-complex="Lucida Sans1"/>
    </style:style>
    <style:style style:name="Heading_20_1" style:display-name="Heading 1" style:family="paragraph" style:parent-style-name="Heading" style:next-style-name="Text_20_body" style:default-outline-level="1" style:class="text" style:master-page-name="">
      <style:paragraph-properties fo:margin-left="0cm" fo:margin-right="2cm" fo:margin-top="4.001cm" fo:margin-bottom="4.001cm" fo:text-align="end" style:justify-single-word="false" fo:text-indent="0cm" style:auto-text-indent="false" style:page-number="auto" fo:break-before="auto" fo:break-after="auto" fo:padding="0cm" fo:border="none" style:shadow="none" fo:keep-with-next="auto" text:number-lines="false" text:line-number="0">
        <style:tab-stops/>
      </style:paragraph-properties>
      <style:text-properties fo:font-size="115%" fo:font-weight="bold" style:font-size-asian="115%" style:font-weight-asian="bold" style:font-size-complex="115%" style:font-weight-complex="bold"/>
    </style:style>
    <style:style style:name="Salutation" style:family="paragraph" style:parent-style-name="Standard" style:class="text">
      <style:paragraph-properties text:number-lines="false" text:line-number="0"/>
    </style:style>
    <style:style style:name="Prérequis_20_et_20_objectifs" style:display-name="Prérequis et objectifs" style:family="paragraph" style:parent-style-name="Salutation" style:class="text" style:master-page-name="">
      <style:paragraph-properties fo:margin-left="0.499cm" fo:margin-right="0cm" fo:keep-together="always" fo:text-indent="0cm" style:auto-text-indent="false" style:page-number="auto" fo:padding="0.25cm" fo:border="0.06pt solid #000000" style:shadow="none" style:join-border="true">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1cm" fo:margin-bottom="1cm" fo:orphans="0" fo:widows="0" style:page-number="auto"/>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de_20_block" style:display-name="Code block" style:family="paragraph" style:parent-style-name="Standard">
      <style:paragraph-properties fo:margin-left="1cm" fo:margin-right="0cm" fo:margin-top="0.4cm" fo:margin-bottom="0.4cm" fo:line-height="100%" fo:text-indent="0cm" style:auto-text-indent="false" style:shadow="none"/>
      <style:text-properties style:font-name="Courier New"/>
    </style:style>
    <style:style style:name="En_20_résumé" style:display-name="En résumé" style:family="paragraph" style:parent-style-name="Prérequis_20_et_20_objectifs" style:master-page-name="">
      <style:paragraph-properties style:page-number="auto" fo:background-color="#e6e6ff" fo:padding="0.45cm" fo:border="0.06pt solid #000000">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Attention" style:family="paragraph" style:parent-style-name="Text_20_body" style:master-page-name="">
      <style:paragraph-properties style:page-number="auto" fo:background-color="#ffcc99" fo:padding="0.25cm" fo:border="0.06pt solid #000000" style:shadow="none">
        <style:background-image/>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lored_20_code" style:display-name="Colored code" style:family="paragraph" style:parent-style-name="Standard" style:list-style-name="Colored_20_code_20_numerotation">
      <style:text-properties fo:color="#007f00" style:font-name="Courier New1" fo:font-size="10pt" style:font-name-asian="!Bitstream Vera Serif" style:font-size-asian="10pt" style:font-name-complex="!Bitstream Vera Serif" style:font-size-complex="10pt"/>
    </style:style>
    <style:style style:name="Code" style:family="text">
      <style:text-properties style:font-name="Courier New" fo:background-color="#ffffc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ilename_20_and_20_line_20_number" style:display-name="filename and line number" style:family="text">
      <style:text-properties fo:font-style="italic" style:font-style-asian="normal" style:font-style-complex="norma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Colored_20_code_20_numerotation" style:display-name="Colored code numerotation">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style:list-level-properties text:list-level-position-and-space-mode="label-alignment">
          <style:list-level-label-alignment text:label-followed-by="space"/>
        </style:list-level-properties>
      </text:list-level-style-number>
      <text:list-level-style-number text:level="3" style:num-suffix=".    " style:num-format="1">
        <style:list-level-properties text:list-level-position-and-space-mode="label-alignment">
          <style:list-level-label-alignment text:label-followed-by="space"/>
        </style:list-level-properties>
      </text:list-level-style-number>
      <text:list-level-style-number text:level="4" style:num-suffix=".    " style:num-format="1">
        <style:list-level-properties text:list-level-position-and-space-mode="label-alignment">
          <style:list-level-label-alignment text:label-followed-by="space"/>
        </style:list-level-properties>
      </text:list-level-style-number>
      <text:list-level-style-number text:level="5" style:num-suffix=".    " style:num-format="1">
        <style:list-level-properties text:list-level-position-and-space-mode="label-alignment">
          <style:list-level-label-alignment text:label-followed-by="space"/>
        </style:list-level-properties>
      </text:list-level-style-number>
      <text:list-level-style-number text:level="6" style:num-suffix=".    " style:num-format="1">
        <style:list-level-properties text:list-level-position-and-space-mode="label-alignment">
          <style:list-level-label-alignment text:label-followed-by="space"/>
        </style:list-level-properties>
      </text:list-level-style-number>
      <text:list-level-style-number text:level="7" style:num-suffix=".    " style:num-format="1">
        <style:list-level-properties text:list-level-position-and-space-mode="label-alignment">
          <style:list-level-label-alignment text:label-followed-by="space"/>
        </style:list-level-properties>
      </text:list-level-style-number>
      <text:list-level-style-number text:level="8" style:num-suffix=".    " style:num-format="1">
        <style:list-level-properties text:list-level-position-and-space-mode="label-alignment">
          <style:list-level-label-alignment text:label-followed-by="space"/>
        </style:list-level-properties>
      </text:list-level-style-number>
      <text:list-level-style-number text:level="9" style:num-suffix=".    " style:num-format="1">
        <style:list-level-properties text:list-level-position-and-space-mode="label-alignment">
          <style:list-level-label-alignment text:label-followed-by="space"/>
        </style:list-level-properties>
      </text:list-level-style-number>
      <text:list-level-style-number text:level="10" style:num-suffix=".    " style:num-format="1">
        <style:list-level-properties text:list-level-position-and-space-mode="label-alignment">
          <style:list-level-label-alignment text:label-followed-by="space"/>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 B</meta:initial-creator>
    <meta:creation-date>2011-10-11T10:47:06</meta:creation-date>
    <dc:date>2011-12-20T18:25:07</dc:date>
    <dc:creator>kevin </dc:creator>
    <meta:editing-duration>PT7H49M17S</meta:editing-duration>
    <meta:editing-cycles>218</meta:editing-cycles>
    <meta:generator>LibreOffice/3.4$Unix LibreOffice_project/340m1$Build-402</meta:generator>
    <meta:document-statistic meta:table-count="2" meta:image-count="0" meta:object-count="0" meta:page-count="9" meta:paragraph-count="285" meta:word-count="3574" meta:character-count="20511" meta:non-whitespace-character-count="16883"/>
  </office:meta>
</office:document-meta>
</file>